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settings.xml" manifest:media-type="text/xml"/>
  <manifest:file-entry manifest:full-path="Thumbnails/thumbnail.png" manifest:media-type="image/png"/>
  <manifest:file-entry manifest:full-path="Object 3/Configurations2/accelerator/current.xml" manifest:media-type=""/>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manifest.rdf" manifest:media-type="application/rdf+xml"/>
  <manifest:file-entry manifest:full-path="Object 3/styles.xml" manifest:media-type="text/xml"/>
  <manifest:file-entry manifest:full-path="Object 3/" manifest:version="1.2" manifest:media-type="application/vnd.oasis.opendocument.spreadsheet"/>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manifest.rdf" manifest:media-type="application/rdf+xml"/>
  <manifest:file-entry manifest:full-path="Object 2/styles.xml" manifest:media-type="text/xml"/>
  <manifest:file-entry manifest:full-path="Object 2/" manifest:version="1.2" manifest:media-type="application/vnd.oasis.opendocument.spreadsheet"/>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manifest.rdf" manifest:media-type="application/rdf+xml"/>
  <manifest:file-entry manifest:full-path="Object 1/styles.xml" manifest:media-type="text/xml"/>
  <manifest:file-entry manifest:full-path="Object 1/" manifest:version="1.2" manifest:media-type="application/vnd.oasis.opendocument.spreadsheet"/>
  <manifest:file-entry manifest:full-path="manifest.rdf" manifest:media-type="application/rdf+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0100000001F1B6EDC0141A362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swiss" style:font-pitch="variable"/>
    <style:font-face style:name="Helvetica Neue" svg:font-family="'Helvetica Neu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automatic-styles>
    <style:style style:name="P1" style:family="paragraph" style:parent-style-name="Standard">
      <style:paragraph-properties fo:line-height="115%" fo:text-align="end" style:justify-single-word="false" fo:break-before="auto" fo:break-after="auto" style:writing-mode="lr-tb"/>
      <style:text-properties fo:language="en" fo:country="GB"/>
    </style:style>
    <style:style style:name="P2" style:family="paragraph" style:parent-style-name="Standard">
      <style:paragraph-properties fo:line-height="115%" fo:break-before="auto" fo:break-after="auto" style:writing-mode="lr-tb"/>
      <style:text-properties fo:language="en" fo:country="GB"/>
    </style:style>
    <style:style style:name="P3" style:family="paragraph" style:parent-style-name="Title">
      <style:paragraph-properties fo:line-height="115%" fo:break-before="auto" fo:break-after="auto" style:writing-mode="lr-tb"/>
      <style:text-properties fo:language="en" fo:country="GB"/>
    </style:style>
    <style:style style:name="P4" style:family="paragraph" style:parent-style-name="Standard">
      <style:paragraph-properties fo:line-height="115%" fo:break-before="auto" fo:break-after="auto" style:writing-mode="lr-tb"/>
      <style:text-properties fo:language="en" fo:country="GB" officeooo:paragraph-rsid="0029b76c"/>
    </style:style>
    <style:style style:name="P5" style:family="paragraph" style:parent-style-name="Standard">
      <style:paragraph-properties fo:margin-top="0cm" fo:margin-bottom="0cm" style:contextual-spacing="false" fo:line-height="115%" fo:break-before="auto" fo:break-after="auto" style:writing-mode="lr-tb"/>
      <style:text-properties fo:language="en" fo:country="GB" officeooo:paragraph-rsid="0029b76c"/>
    </style:style>
    <style:style style:name="P6" style:family="paragraph" style:parent-style-name="Standard">
      <style:paragraph-properties fo:margin-top="0cm" fo:margin-bottom="0cm" style:contextual-spacing="false" fo:line-height="115%" style:writing-mode="lr-tb"/>
      <style:text-properties fo:language="en" fo:country="GB" officeooo:paragraph-rsid="0029b76c"/>
    </style:style>
    <style:style style:name="P7" style:family="paragraph" style:parent-style-name="Standard">
      <style:paragraph-properties fo:line-height="115%" style:writing-mode="lr-tb"/>
      <style:text-properties fo:language="en" fo:country="GB" officeooo:paragraph-rsid="0029b76c"/>
    </style:style>
    <style:style style:name="P8" style:family="paragraph" style:parent-style-name="Standard">
      <style:paragraph-properties fo:line-height="115%" fo:break-before="auto" fo:break-after="auto" style:writing-mode="lr-tb"/>
      <style:text-properties fo:language="en" fo:country="GB" officeooo:paragraph-rsid="002a6fd7"/>
    </style:style>
    <style:style style:name="P9" style:family="paragraph" style:parent-style-name="Standard">
      <style:paragraph-properties fo:line-height="115%" style:writing-mode="lr-tb"/>
      <style:text-properties fo:language="en" fo:country="GB" officeooo:paragraph-rsid="002a6fd7"/>
    </style:style>
    <style:style style:name="P10" style:family="paragraph" style:parent-style-name="Standard">
      <style:paragraph-properties fo:line-height="115%" fo:break-before="auto" fo:break-after="auto" style:writing-mode="lr-tb"/>
      <style:text-properties fo:language="en" fo:country="GB" officeooo:paragraph-rsid="002c7e84"/>
    </style:style>
    <style:style style:name="P11" style:family="paragraph" style:parent-style-name="Standard">
      <style:paragraph-properties fo:line-height="115%" fo:break-before="auto" fo:break-after="auto" style:writing-mode="lr-tb"/>
      <style:text-properties fo:language="en" fo:country="GB" officeooo:paragraph-rsid="00331d4c"/>
    </style:style>
    <style:style style:name="P12" style:family="paragraph" style:parent-style-name="Standard">
      <style:paragraph-properties fo:margin-top="0cm" fo:margin-bottom="0cm" style:contextual-spacing="false" fo:line-height="115%" fo:break-before="auto" fo:break-after="auto" style:writing-mode="lr-tb"/>
      <style:text-properties fo:language="en" fo:country="GB"/>
    </style:style>
    <style:style style:name="P13" style:family="paragraph" style:parent-style-name="Standard">
      <style:paragraph-properties fo:margin-top="0cm" fo:margin-bottom="0cm" style:contextual-spacing="false" fo:line-height="115%" fo:break-before="auto" fo:break-after="auto" style:writing-mode="lr-tb"/>
      <style:text-properties fo:language="en" fo:country="GB" officeooo:paragraph-rsid="003abb42"/>
    </style:style>
    <style:style style:name="P14" style:family="paragraph" style:parent-style-name="Standard">
      <style:paragraph-properties fo:margin-left="1.27cm" fo:margin-right="0cm" fo:line-height="115%" fo:text-indent="0cm" style:auto-text-indent="false" fo:break-before="auto" fo:break-after="auto" style:writing-mode="lr-tb"/>
      <style:text-properties fo:language="en" fo:country="GB"/>
    </style:style>
    <style:style style:name="P15" style:family="paragraph" style:parent-style-name="Standard">
      <style:paragraph-properties fo:margin-left="1.27cm" fo:margin-right="0cm" fo:line-height="115%" fo:text-indent="0cm" style:auto-text-indent="false" style:writing-mode="lr-tb"/>
      <style:text-properties fo:language="en" fo:country="GB"/>
    </style:style>
    <style:style style:name="P16" style:family="paragraph" style:parent-style-name="Standard">
      <style:paragraph-properties fo:line-height="115%" fo:break-before="auto" fo:break-after="auto" style:writing-mode="lr-tb"/>
      <style:text-properties fo:language="en" fo:country="GB" officeooo:rsid="0029b76c" officeooo:paragraph-rsid="0029b76c"/>
    </style:style>
    <style:style style:name="P17" style:family="paragraph" style:parent-style-name="Standard">
      <style:paragraph-properties fo:margin-top="0cm" fo:margin-bottom="0cm" style:contextual-spacing="false" fo:line-height="115%" style:writing-mode="lr-tb"/>
      <style:text-properties fo:language="en" fo:country="GB" officeooo:rsid="0029b76c" officeooo:paragraph-rsid="0029b76c"/>
    </style:style>
    <style:style style:name="P18" style:family="paragraph" style:parent-style-name="Standard">
      <style:paragraph-properties fo:margin-top="0cm" fo:margin-bottom="0cm" style:contextual-spacing="false" fo:line-height="115%" fo:break-before="auto" fo:break-after="auto" style:writing-mode="lr-tb"/>
      <style:text-properties fo:language="en" fo:country="GB" officeooo:rsid="0029b76c" officeooo:paragraph-rsid="002ebf87"/>
    </style:style>
    <style:style style:name="P19" style:family="paragraph" style:parent-style-name="Standard">
      <style:paragraph-properties fo:margin-top="0cm" fo:margin-bottom="0cm" style:contextual-spacing="false" fo:line-height="115%" style:writing-mode="lr-tb"/>
      <style:text-properties fo:language="en" fo:country="GB" officeooo:rsid="0029b76c" officeooo:paragraph-rsid="003ee9e2"/>
    </style:style>
    <style:style style:name="P20" style:family="paragraph" style:parent-style-name="Standard">
      <style:paragraph-properties fo:margin-top="0cm" fo:margin-bottom="0cm" style:contextual-spacing="false" fo:line-height="115%" fo:break-before="auto" fo:break-after="auto" style:writing-mode="lr-tb"/>
      <style:text-properties fo:language="en" fo:country="GB" officeooo:rsid="002a6fd7" officeooo:paragraph-rsid="002bbbef"/>
    </style:style>
    <style:style style:name="P21" style:family="paragraph" style:parent-style-name="Standard">
      <style:paragraph-properties fo:margin-top="0cm" fo:margin-bottom="0cm" style:contextual-spacing="false" fo:line-height="115%" style:writing-mode="lr-tb"/>
      <style:text-properties fo:language="en" fo:country="GB" officeooo:rsid="002a6fd7" officeooo:paragraph-rsid="002bbbef"/>
    </style:style>
    <style:style style:name="P22" style:family="paragraph" style:parent-style-name="Standard">
      <style:paragraph-properties fo:margin-top="0cm" fo:margin-bottom="0cm" style:contextual-spacing="false" fo:line-height="115%" style:writing-mode="lr-tb"/>
      <style:text-properties fo:language="en" fo:country="GB" officeooo:rsid="002a6fd7" officeooo:paragraph-rsid="002a6fd7"/>
    </style:style>
    <style:style style:name="P23" style:family="paragraph" style:parent-style-name="Standard">
      <style:paragraph-properties fo:margin-top="0cm" fo:margin-bottom="0cm" style:contextual-spacing="false" fo:line-height="115%" style:writing-mode="lr-tb"/>
      <style:text-properties fo:language="en" fo:country="GB" officeooo:rsid="0022c676" officeooo:paragraph-rsid="0029b76c"/>
    </style:style>
    <style:style style:name="P24" style:family="paragraph" style:parent-style-name="Standard">
      <style:paragraph-properties fo:margin-top="0cm" fo:margin-bottom="0cm" style:contextual-spacing="false" fo:line-height="115%" style:writing-mode="lr-tb"/>
      <style:text-properties fo:language="en" fo:country="GB" officeooo:rsid="002420aa" officeooo:paragraph-rsid="0029b76c"/>
    </style:style>
    <style:style style:name="P25" style:family="paragraph" style:parent-style-name="Standard">
      <style:paragraph-properties fo:margin-top="0cm" fo:margin-bottom="0cm" style:contextual-spacing="false" fo:line-height="115%" style:writing-mode="lr-tb"/>
      <style:text-properties fo:language="en" fo:country="GB" officeooo:rsid="002420aa" officeooo:paragraph-rsid="002ebf87"/>
    </style:style>
    <style:style style:name="P26" style:family="paragraph" style:parent-style-name="Standard">
      <style:paragraph-properties fo:margin-top="0cm" fo:margin-bottom="0cm" style:contextual-spacing="false" fo:line-height="115%" style:writing-mode="lr-tb"/>
      <style:text-properties fo:language="en" fo:country="GB" officeooo:rsid="0029b3af" officeooo:paragraph-rsid="0029b76c"/>
    </style:style>
    <style:style style:name="P27" style:family="paragraph" style:parent-style-name="Standard">
      <style:paragraph-properties style:writing-mode="lr-tb">
        <style:tab-stops/>
      </style:paragraph-properties>
      <style:text-properties fo:language="en" fo:country="GB" officeooo:rsid="0029b3af" officeooo:paragraph-rsid="0029b3af"/>
    </style:style>
    <style:style style:name="P28" style:family="paragraph" style:parent-style-name="Standard">
      <style:paragraph-properties fo:margin-top="0cm" fo:margin-bottom="0cm" style:contextual-spacing="false" fo:line-height="115%" style:writing-mode="lr-tb"/>
      <style:text-properties fo:language="en" fo:country="GB" officeooo:rsid="0041b1c5" officeooo:paragraph-rsid="00428b79"/>
    </style:style>
    <style:style style:name="P29" style:family="paragraph" style:parent-style-name="Standard">
      <style:paragraph-properties fo:line-height="115%" style:writing-mode="lr-tb"/>
      <style:text-properties fo:language="en" fo:country="GB" officeooo:rsid="00255ef6" officeooo:paragraph-rsid="00255ef6"/>
    </style:style>
    <style:style style:name="P30" style:family="paragraph" style:parent-style-name="Standard">
      <style:paragraph-properties style:writing-mode="lr-tb">
        <style:tab-stops/>
      </style:paragraph-properties>
      <style:text-properties fo:language="en" fo:country="GB" officeooo:paragraph-rsid="002995c4"/>
    </style:style>
    <style:style style:name="P31" style:family="paragraph" style:parent-style-name="Standard">
      <style:paragraph-properties style:writing-mode="lr-tb">
        <style:tab-stops/>
      </style:paragraph-properties>
      <style:text-properties fo:language="en" fo:country="GB" officeooo:paragraph-rsid="0029b3af"/>
    </style:style>
    <style:style style:name="P32" style:family="paragraph" style:parent-style-name="Standard">
      <style:paragraph-properties fo:line-height="115%" fo:break-before="auto" fo:break-after="auto" style:writing-mode="lr-tb"/>
    </style:style>
    <style:style style:name="P33" style:family="paragraph" style:parent-style-name="Standard">
      <style:paragraph-properties fo:margin-left="1.27cm" fo:margin-right="0cm" fo:line-height="115%" fo:text-indent="0cm" style:auto-text-indent="false" fo:break-before="auto" fo:break-after="auto" style:writing-mode="lr-tb"/>
    </style:style>
    <style:style style:name="P34" style:family="paragraph" style:parent-style-name="Standard">
      <style:paragraph-properties fo:line-height="115%" fo:break-before="auto" fo:break-after="auto" style:writing-mode="lr-tb"/>
      <style:text-properties style:font-name="Helvetica Neue" fo:font-size="16pt" fo:language="en" fo:country="GB" style:font-name-asian="Helvetica Neue" style:font-size-asian="16pt" style:font-name-complex="Helvetica Neue" style:font-size-complex="16pt"/>
    </style:style>
    <style:style style:name="P35" style:family="paragraph" style:parent-style-name="Standard">
      <style:paragraph-properties fo:line-height="115%" fo:break-before="auto" fo:break-after="auto" style:writing-mode="lr-tb"/>
      <style:text-properties style:font-name="Helvetica Neue" fo:language="en" fo:country="GB" style:font-name-asian="Helvetica Neue" style:font-name-complex="Helvetica Neue"/>
    </style:style>
    <style:style style:name="P36" style:family="paragraph" style:parent-style-name="Standard">
      <style:paragraph-properties fo:line-height="115%" fo:break-before="auto" fo:break-after="auto" style:writing-mode="lr-tb"/>
      <style:text-properties style:font-name="Trebuchet MS" fo:font-size="16pt" fo:language="en" fo:country="GB" style:font-name-asian="Trebuchet MS" style:font-size-asian="16pt" style:font-name-complex="Trebuchet MS" style:font-size-complex="16pt"/>
    </style:style>
    <style:style style:name="P37" style:family="paragraph" style:parent-style-name="Standard">
      <style:paragraph-properties fo:line-height="115%" fo:break-before="page" style:writing-mode="lr-tb"/>
      <style:text-properties style:font-name="Trebuchet MS" fo:font-size="16pt" fo:language="en" fo:country="GB" style:font-name-asian="Trebuchet MS" style:font-size-asian="16pt" style:font-name-complex="Trebuchet MS" style:font-size-complex="16pt"/>
    </style:style>
    <style:style style:name="P38" style:family="paragraph" style:parent-style-name="Standard">
      <style:paragraph-properties fo:line-height="115%" fo:break-before="auto" fo:break-after="auto" style:writing-mode="lr-tb"/>
      <style:text-properties fo:color="#1155cc" loext:opacity="100%" fo:language="en" fo:country="GB" style:text-underline-style="solid" style:text-underline-width="auto" style:text-underline-color="font-color"/>
    </style:style>
    <style:style style:name="P39" style:family="paragraph" style:parent-style-name="Standard">
      <style:paragraph-properties fo:line-height="115%" fo:break-before="auto" fo:break-after="auto" style:writing-mode="lr-tb"/>
      <style:text-properties style:font-name="Arial" fo:language="en" fo:country="GB" style:font-name-asian="Arial" style:font-name-complex="Arial"/>
    </style:style>
    <style:style style:name="P40" style:family="paragraph" style:parent-style-name="Heading_20_2">
      <style:paragraph-properties fo:break-before="page"/>
    </style:style>
    <style:style style:name="P41" style:family="paragraph" style:parent-style-name="Standard">
      <style:paragraph-properties fo:margin-top="0cm" fo:margin-bottom="0cm" style:contextual-spacing="false" fo:line-height="115%" style:writing-mode="lr-tb"/>
      <style:text-properties officeooo:rsid="0029b76c" officeooo:paragraph-rsid="002a6fd7"/>
    </style:style>
    <style:style style:name="P42" style:family="paragraph" style:parent-style-name="Standard">
      <style:text-properties officeooo:rsid="0029b3af" officeooo:paragraph-rsid="0029b3af"/>
    </style:style>
    <style:style style:name="P43" style:family="paragraph" style:parent-style-name="Heading_20_2">
      <style:text-properties officeooo:rsid="0029b3af" officeooo:paragraph-rsid="002bbbef"/>
    </style:style>
    <style:style style:name="P44" style:family="paragraph" style:parent-style-name="Contents_20_1">
      <style:paragraph-properties>
        <style:tab-stops>
          <style:tab-stop style:position="16.51cm" style:type="right" style:leader-style="dotted" style:leader-text="."/>
        </style:tab-stops>
      </style:paragraph-properties>
    </style:style>
    <style:style style:name="P45" style:family="paragraph" style:parent-style-name="Contents_20_2">
      <style:paragraph-properties>
        <style:tab-stops>
          <style:tab-stop style:position="16.011cm" style:type="right" style:leader-style="dotted" style:leader-text="."/>
        </style:tab-stops>
      </style:paragraph-properties>
    </style:style>
    <style:style style:name="P46" style:family="paragraph" style:parent-style-name="Contents_20_3">
      <style:paragraph-properties>
        <style:tab-stops/>
      </style:paragraph-properties>
    </style:style>
    <style:style style:name="P47" style:family="paragraph" style:parent-style-name="Heading_20_1">
      <style:paragraph-properties fo:line-height="115%" style:writing-mode="lr-tb"/>
      <style:text-properties fo:language="en" fo:country="GB"/>
    </style:style>
    <style:style style:name="P48" style:family="paragraph" style:parent-style-name="Heading_20_1">
      <style:paragraph-properties fo:line-height="115%" fo:break-before="auto" fo:break-after="auto" style:writing-mode="lr-tb"/>
      <style:text-properties fo:language="en" fo:country="GB"/>
    </style:style>
    <style:style style:name="P49" style:family="paragraph" style:parent-style-name="Heading_20_1">
      <style:paragraph-properties fo:line-height="115%" fo:break-before="page" style:writing-mode="lr-tb"/>
      <style:text-properties fo:language="en" fo:country="GB"/>
    </style:style>
    <style:style style:name="P50" style:family="paragraph" style:parent-style-name="Heading_20_1">
      <style:paragraph-properties fo:line-height="115%" fo:break-before="page" style:writing-mode="lr-tb"/>
      <style:text-properties fo:language="en" fo:country="GB" officeooo:paragraph-rsid="00356c2c"/>
    </style:style>
    <style:style style:name="P51" style:family="paragraph" style:parent-style-name="Heading_20_1" style:list-style-name="">
      <style:paragraph-properties fo:line-height="115%" fo:text-align="start" style:justify-single-word="false" fo:orphans="2" fo:widows="2" fo:break-before="auto" fo:break-after="auto" style:writing-mode="lr-tb"/>
      <style:text-properties fo:language="en" fo:country="GB"/>
    </style:style>
    <style:style style:name="P52" style:family="paragraph" style:parent-style-name="Heading_20_2">
      <style:paragraph-properties fo:line-height="115%" fo:break-before="auto" fo:break-after="auto" style:writing-mode="lr-tb"/>
      <style:text-properties fo:language="en" fo:country="GB"/>
    </style:style>
    <style:style style:name="P53" style:family="paragraph" style:parent-style-name="Heading_20_2">
      <style:paragraph-properties fo:line-height="115%" fo:break-before="page" style:writing-mode="lr-tb"/>
      <style:text-properties fo:language="en" fo:country="GB"/>
    </style:style>
    <style:style style:name="P54" style:family="paragraph" style:parent-style-name="Heading_20_2">
      <style:paragraph-properties fo:line-height="115%" fo:break-before="page" style:writing-mode="lr-tb"/>
      <style:text-properties fo:language="en" fo:country="GB" officeooo:paragraph-rsid="00255ef6"/>
    </style:style>
    <style:style style:name="P55" style:family="paragraph" style:parent-style-name="Heading_20_2">
      <style:paragraph-properties fo:line-height="115%" fo:break-before="page" style:writing-mode="lr-tb"/>
      <style:text-properties fo:language="en" fo:country="GB" officeooo:paragraph-rsid="002995c4"/>
    </style:style>
    <style:style style:name="P56" style:family="paragraph" style:parent-style-name="Heading_20_2">
      <style:paragraph-properties fo:line-height="115%" style:writing-mode="lr-tb"/>
      <style:text-properties fo:language="en" fo:country="GB"/>
    </style:style>
    <style:style style:name="P57" style:family="paragraph" style:parent-style-name="Heading_20_2">
      <style:paragraph-properties fo:line-height="115%" fo:break-before="page" style:writing-mode="lr-tb"/>
      <style:text-properties fo:language="en" fo:country="GB" officeooo:paragraph-rsid="0029b76c"/>
    </style:style>
    <style:style style:name="P58" style:family="paragraph" style:parent-style-name="Heading_20_2">
      <style:paragraph-properties fo:line-height="115%" fo:break-before="auto" fo:break-after="auto" style:writing-mode="lr-tb"/>
      <style:text-properties fo:language="en" fo:country="GB" officeooo:paragraph-rsid="0029b76c"/>
    </style:style>
    <style:style style:name="P59" style:family="paragraph" style:parent-style-name="Heading_20_2">
      <style:paragraph-properties fo:line-height="115%" fo:break-before="auto" fo:break-after="auto" style:writing-mode="lr-tb"/>
      <style:text-properties fo:language="en" fo:country="GB" officeooo:paragraph-rsid="003abb42"/>
    </style:style>
    <style:style style:name="P60" style:family="paragraph" style:parent-style-name="Heading_20_2">
      <style:paragraph-properties fo:line-height="115%" style:writing-mode="lr-tb"/>
      <style:text-properties fo:language="en" fo:country="GB" officeooo:paragraph-rsid="002a6fd7"/>
    </style:style>
    <style:style style:name="P61" style:family="paragraph" style:parent-style-name="Heading_20_2">
      <style:paragraph-properties fo:margin-top="0.353cm" fo:margin-bottom="0cm" style:contextual-spacing="false" fo:line-height="115%" fo:break-before="auto" fo:break-after="auto" style:writing-mode="lr-tb"/>
      <style:text-properties fo:language="en" fo:country="GB"/>
    </style:style>
    <style:style style:name="P62" style:family="paragraph" style:parent-style-name="Heading_20_2">
      <style:paragraph-properties fo:line-height="115%" fo:break-before="page" style:writing-mode="lr-tb"/>
      <style:text-properties fo:language="en" fo:country="GB" officeooo:paragraph-rsid="002cd862"/>
    </style:style>
    <style:style style:name="P63" style:family="paragraph" style:parent-style-name="Heading_20_2" style:list-style-name="">
      <style:paragraph-properties fo:line-height="115%" fo:text-align="start" style:justify-single-word="false" fo:orphans="2" fo:widows="2" style:writing-mode="lr-tb"/>
      <style:text-properties fo:language="en" fo:country="GB"/>
    </style:style>
    <style:style style:name="P64" style:family="paragraph" style:parent-style-name="Heading_20_2" style:list-style-name="">
      <style:paragraph-properties fo:line-height="115%" fo:text-align="start" style:justify-single-word="false" fo:orphans="2" fo:widows="2" fo:break-before="page" style:writing-mode="lr-tb"/>
      <style:text-properties fo:language="en" fo:country="GB" officeooo:paragraph-rsid="002c7e84"/>
    </style:style>
    <style:style style:name="P65" style:family="paragraph" style:parent-style-name="Heading_20_2">
      <style:paragraph-properties fo:line-height="115%" fo:break-before="auto" fo:break-after="auto" style:writing-mode="lr-tb"/>
      <style:text-properties fo:language="en" fo:country="GB" fo:font-weight="bold" officeooo:rsid="0021b636" officeooo:paragraph-rsid="002995c4" style:font-weight-asian="bold" style:font-weight-complex="bold"/>
    </style:style>
    <style:style style:name="P66" style:family="paragraph" style:parent-style-name="Heading_20_2" style:list-style-name="">
      <style:paragraph-properties fo:line-height="115%" fo:text-align="start" style:justify-single-word="false" fo:orphans="2" fo:widows="2" style:writing-mode="lr-tb"/>
      <style:text-properties fo:language="en" fo:country="GB" fo:font-weight="bold" officeooo:paragraph-rsid="002995c4" style:font-weight-asian="bold" style:font-weight-complex="bold"/>
    </style:style>
    <style:style style:name="P67" style:family="paragraph" style:parent-style-name="Heading_20_2">
      <style:paragraph-properties fo:line-height="115%" style:writing-mode="lr-tb"/>
      <style:text-properties fo:language="en" fo:country="GB" officeooo:rsid="0029b76c" officeooo:paragraph-rsid="002a6fd7"/>
    </style:style>
    <style:style style:name="P68" style:family="paragraph" style:parent-style-name="Title" style:master-page-name="Standard">
      <style:paragraph-properties fo:line-height="115%" style:page-number="auto" fo:break-before="auto" fo:break-after="auto" style:writing-mode="lr-tb"/>
      <style:text-properties fo:language="en" fo:country="GB"/>
    </style:style>
    <style:style style:name="P69" style:family="paragraph" style:parent-style-name="Contents_20_1">
      <style:paragraph-properties>
        <style:tab-stops>
          <style:tab-stop style:position="16.51cm" style:type="right" style:leader-style="dotted" style:leader-text="."/>
        </style:tab-stops>
      </style:paragraph-properties>
    </style:style>
    <style:style style:name="P70" style:family="paragraph" style:parent-style-name="Contents_20_2">
      <style:paragraph-properties>
        <style:tab-stops>
          <style:tab-stop style:position="16.011cm" style:type="right" style:leader-style="dotted" style:leader-text="."/>
        </style:tab-stops>
      </style:paragraph-properties>
    </style:style>
    <style:style style:name="P71" style:family="paragraph" style:parent-style-name="Contents_20_3">
      <style:paragraph-properties>
        <style:tab-stops/>
      </style:paragraph-properties>
    </style:style>
    <style:style style:name="P72" style:family="paragraph" style:parent-style-name="Heading_20_3">
      <style:text-properties officeooo:paragraph-rsid="003abb42"/>
    </style:style>
    <style:style style:name="P73" style:family="paragraph" style:parent-style-name="Heading_20_3">
      <style:text-properties officeooo:paragraph-rsid="00428b79"/>
    </style:style>
    <style:style style:name="P74" style:family="paragraph" style:parent-style-name="Heading_20_3"/>
    <style:style style:name="P75" style:family="paragraph" style:parent-style-name="Heading_20_3">
      <style:paragraph-properties fo:line-height="115%" fo:break-before="auto" fo:break-after="auto" style:writing-mode="lr-tb"/>
      <style:text-properties fo:language="en" fo:country="GB"/>
    </style:style>
    <style:style style:name="P76"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P77" style:family="paragraph" style:parent-style-name="Standard" style:list-style-name="LS1">
      <style:paragraph-properties fo:margin-top="0cm" fo:margin-bottom="0cm" style:contextual-spacing="false" fo:line-height="115%" fo:break-before="auto" fo:break-after="auto" style:writing-mode="lr-tb"/>
      <style:text-properties fo:language="en" fo:country="GB" officeooo:paragraph-rsid="001f33cc"/>
    </style:style>
    <style:style style:name="P78" style:family="paragraph" style:parent-style-name="Standard" style:list-style-name="LS3">
      <style:paragraph-properties fo:margin-top="0cm" fo:margin-bottom="0cm" style:contextual-spacing="false" fo:line-height="115%" fo:break-before="auto" fo:break-after="auto" style:writing-mode="lr-tb"/>
      <style:text-properties fo:language="en" fo:country="GB"/>
    </style:style>
    <style:style style:name="P79" style:family="paragraph" style:parent-style-name="Standard" style:list-style-name="LS5">
      <style:paragraph-properties fo:margin-top="0cm" fo:margin-bottom="0cm" style:contextual-spacing="false" fo:line-height="115%" fo:break-before="auto" fo:break-after="auto" style:writing-mode="lr-tb"/>
      <style:text-properties fo:language="en" fo:country="GB"/>
    </style:style>
    <style:style style:name="P80" style:family="paragraph" style:parent-style-name="Standard" style:list-style-name="LS6">
      <style:paragraph-properties fo:margin-top="0cm" fo:margin-bottom="0cm" style:contextual-spacing="false" fo:line-height="115%" fo:break-before="auto" fo:break-after="auto" style:writing-mode="lr-tb"/>
      <style:text-properties fo:language="en" fo:country="GB"/>
    </style:style>
    <style:style style:name="P81" style:family="paragraph" style:parent-style-name="Standard" style:list-style-name="LS7">
      <style:paragraph-properties fo:margin-top="0cm" fo:margin-bottom="0cm" style:contextual-spacing="false" fo:line-height="115%" fo:break-before="auto" fo:break-after="auto" style:writing-mode="lr-tb"/>
      <style:text-properties fo:language="en" fo:country="GB"/>
    </style:style>
    <style:style style:name="P82" style:family="paragraph" style:parent-style-name="Standard" style:list-style-name="LS8">
      <style:paragraph-properties fo:margin-top="0cm" fo:margin-bottom="0cm" style:contextual-spacing="false" fo:line-height="115%" fo:break-before="auto" fo:break-after="auto" style:writing-mode="lr-tb"/>
      <style:text-properties fo:language="en" fo:country="GB"/>
    </style:style>
    <style:style style:name="P83" style:family="paragraph" style:parent-style-name="Standard" style:list-style-name="LS9">
      <style:paragraph-properties fo:margin-top="0cm" fo:margin-bottom="0cm" style:contextual-spacing="false" fo:line-height="115%" fo:break-before="auto" fo:break-after="auto" style:writing-mode="lr-tb"/>
      <style:text-properties fo:language="en" fo:country="GB"/>
    </style:style>
    <style:style style:name="P84" style:family="paragraph" style:parent-style-name="Standard" style:list-style-name="LS10">
      <style:paragraph-properties fo:margin-top="0cm" fo:margin-bottom="0cm" style:contextual-spacing="false" fo:line-height="115%" fo:break-before="auto" fo:break-after="auto" style:writing-mode="lr-tb"/>
      <style:text-properties fo:language="en" fo:country="GB"/>
    </style:style>
    <style:style style:name="P85" style:family="paragraph" style:parent-style-name="Standard" style:list-style-name="LS10">
      <style:paragraph-properties fo:margin-top="0cm" fo:margin-bottom="0cm" style:contextual-spacing="false" fo:line-height="115%" style:writing-mode="lr-tb"/>
      <style:text-properties fo:language="en" fo:country="GB"/>
    </style:style>
    <style:style style:name="P86" style:family="paragraph" style:parent-style-name="Standard" style:list-style-name="LS12">
      <style:paragraph-properties fo:margin-top="0cm" fo:margin-bottom="0cm" style:contextual-spacing="false" fo:line-height="115%" fo:break-before="auto" fo:break-after="auto" style:writing-mode="lr-tb"/>
      <style:text-properties fo:language="en" fo:country="GB"/>
    </style:style>
    <style:style style:name="P87" style:family="paragraph" style:parent-style-name="Standard" style:list-style-name="LS13">
      <style:paragraph-properties fo:margin-top="0cm" fo:margin-bottom="0cm" style:contextual-spacing="false" fo:line-height="115%" fo:break-before="auto" fo:break-after="auto" style:writing-mode="lr-tb"/>
      <style:text-properties fo:language="en" fo:country="GB"/>
    </style:style>
    <style:style style:name="P88" style:family="paragraph" style:parent-style-name="Standard" style:list-style-name="LS14">
      <style:paragraph-properties fo:margin-top="0cm" fo:margin-bottom="0cm" style:contextual-spacing="false" fo:line-height="115%" fo:break-before="auto" fo:break-after="auto" style:writing-mode="lr-tb"/>
      <style:text-properties fo:language="en" fo:country="GB"/>
    </style:style>
    <style:style style:name="P89" style:family="paragraph" style:parent-style-name="Standard" style:list-style-name="LS15">
      <style:paragraph-properties fo:margin-top="0cm" fo:margin-bottom="0cm" style:contextual-spacing="false" fo:line-height="115%" fo:break-before="auto" fo:break-after="auto" style:writing-mode="lr-tb"/>
      <style:text-properties fo:language="en" fo:country="GB" officeooo:paragraph-rsid="0029b76c"/>
    </style:style>
    <style:style style:name="P90" style:family="paragraph" style:parent-style-name="Standard" style:list-style-name="LS16">
      <style:paragraph-properties fo:margin-top="0cm" fo:margin-bottom="0cm" style:contextual-spacing="false" fo:line-height="115%" fo:break-before="auto" fo:break-after="auto" style:writing-mode="lr-tb"/>
      <style:text-properties fo:language="en" fo:country="GB"/>
    </style:style>
    <style:style style:name="P91" style:family="paragraph" style:parent-style-name="Standard" style:list-style-name="LS17">
      <style:paragraph-properties fo:margin-top="0cm" fo:margin-bottom="0cm" style:contextual-spacing="false" fo:line-height="115%" fo:break-before="auto" fo:break-after="auto" style:writing-mode="lr-tb"/>
      <style:text-properties fo:language="en" fo:country="GB"/>
    </style:style>
    <style:style style:name="P92" style:family="paragraph" style:parent-style-name="Standard" style:list-style-name="LS19">
      <style:paragraph-properties fo:margin-top="0cm" fo:margin-bottom="0cm" style:contextual-spacing="false" fo:line-height="115%" fo:break-before="auto" fo:break-after="auto" style:writing-mode="lr-tb"/>
      <style:text-properties fo:language="en" fo:country="GB"/>
    </style:style>
    <style:style style:name="P93"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paragraph-rsid="00255ef6"/>
    </style:style>
    <style:style style:name="P94" style:family="paragraph" style:parent-style-name="Standard" style:list-style-name="LS21">
      <style:paragraph-properties fo:margin-top="0cm" fo:margin-bottom="0cm" style:contextual-spacing="false" fo:line-height="115%" fo:break-before="auto" fo:break-after="auto" style:writing-mode="lr-tb"/>
      <style:text-properties fo:language="en" fo:country="GB"/>
    </style:style>
    <style:style style:name="P95"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paragraph-rsid="002a6fd7"/>
    </style:style>
    <style:style style:name="P96" style:family="paragraph" style:parent-style-name="Standard" style:list-style-name="LS25">
      <style:paragraph-properties fo:margin-top="0cm" fo:margin-bottom="0cm" style:contextual-spacing="false" fo:line-height="115%" fo:break-before="auto" fo:break-after="auto" style:writing-mode="lr-tb"/>
      <style:text-properties fo:language="en" fo:country="GB"/>
    </style:style>
    <style:style style:name="P97" style:family="paragraph" style:parent-style-name="Standard" style:list-style-name="LS26">
      <style:paragraph-properties fo:margin-top="0cm" fo:margin-bottom="0cm" style:contextual-spacing="false" fo:line-height="115%" fo:break-before="auto" fo:break-after="auto" style:writing-mode="lr-tb"/>
      <style:text-properties fo:language="en" fo:country="GB"/>
    </style:style>
    <style:style style:name="P98" style:family="paragraph" style:parent-style-name="Standard" style:list-style-name="LS27">
      <style:paragraph-properties fo:margin-top="0cm" fo:margin-bottom="0cm" style:contextual-spacing="false" fo:line-height="115%" fo:break-before="auto" fo:break-after="auto" style:writing-mode="lr-tb"/>
      <style:text-properties fo:language="en" fo:country="GB"/>
    </style:style>
    <style:style style:name="P99" style:family="paragraph" style:parent-style-name="Standard" style:list-style-name="LS12">
      <style:paragraph-properties fo:margin-top="0cm" fo:margin-bottom="0cm" style:contextual-spacing="false" fo:line-height="115%" style:writing-mode="lr-tb"/>
      <style:text-properties fo:language="en" fo:country="GB" officeooo:rsid="0021b636" officeooo:paragraph-rsid="0021b636"/>
    </style:style>
    <style:style style:name="P100" style:family="paragraph" style:parent-style-name="Standard" style:list-style-name="LS12">
      <style:paragraph-properties fo:margin-top="0cm" fo:margin-bottom="0cm" style:contextual-spacing="false" fo:line-height="115%" style:writing-mode="lr-tb"/>
      <style:text-properties fo:language="en" fo:country="GB" officeooo:rsid="00247c1e" officeooo:paragraph-rsid="00247c1e"/>
    </style:style>
    <style:style style:name="P101" style:family="paragraph" style:parent-style-name="Standard" style:list-style-name="LS12">
      <style:text-properties fo:language="en" fo:country="GB"/>
    </style:style>
    <style:style style:name="P102" style:family="paragraph" style:parent-style-name="Standard" style:list-style-name="L1">
      <style:paragraph-properties fo:margin-top="0cm" fo:margin-bottom="0cm" style:contextual-spacing="false" fo:line-height="115%" style:writing-mode="lr-tb"/>
      <style:text-properties fo:language="en" fo:country="GB" officeooo:rsid="0022c676" officeooo:paragraph-rsid="0029b76c"/>
    </style:style>
    <style:style style:name="P103" style:family="paragraph" style:parent-style-name="Standard" style:list-style-name="L2">
      <style:paragraph-properties fo:margin-top="0cm" fo:margin-bottom="0cm" style:contextual-spacing="false" fo:line-height="115%" style:writing-mode="lr-tb"/>
      <style:text-properties fo:language="en" fo:country="GB" officeooo:rsid="002420aa" officeooo:paragraph-rsid="0029b76c"/>
    </style:style>
    <style:style style:name="P104" style:family="paragraph" style:parent-style-name="Standard" style:list-style-name="LS17">
      <style:paragraph-properties fo:margin-top="0cm" fo:margin-bottom="0cm" style:contextual-spacing="false" fo:line-height="115%" fo:break-before="auto" fo:break-after="auto" style:writing-mode="lr-tb"/>
      <style:text-properties fo:language="en" fo:country="GB" officeooo:rsid="00255ef6"/>
    </style:style>
    <style:style style:name="P105" style:family="paragraph" style:parent-style-name="Standard" style:list-style-name="LS19">
      <style:paragraph-properties fo:margin-top="0cm" fo:margin-bottom="0cm" style:contextual-spacing="false" fo:line-height="115%" fo:break-before="auto" fo:break-after="auto" style:writing-mode="lr-tb"/>
      <style:text-properties fo:language="en" fo:country="GB" officeooo:rsid="00255ef6" officeooo:paragraph-rsid="00255ef6"/>
    </style:style>
    <style:style style:name="P106" style:family="paragraph" style:parent-style-name="Standard" style:list-style-name="LS22">
      <style:paragraph-properties fo:margin-top="0cm" fo:margin-bottom="0cm" style:contextual-spacing="false" fo:line-height="115%" fo:break-before="auto" fo:break-after="auto" style:writing-mode="lr-tb"/>
      <style:text-properties fo:language="en" fo:country="GB" officeooo:rsid="00255ef6" officeooo:paragraph-rsid="0028247e"/>
    </style:style>
    <style:style style:name="P107" style:family="paragraph" style:parent-style-name="Standard" style:list-style-name="LS1">
      <style:paragraph-properties fo:margin-top="0cm" fo:margin-bottom="0cm" style:contextual-spacing="false" fo:line-height="115%" style:writing-mode="lr-tb"/>
      <style:text-properties officeooo:paragraph-rsid="001f33cc"/>
    </style:style>
    <style:style style:name="P108" style:family="paragraph" style:parent-style-name="Standard" style:list-style-name="LS3">
      <style:paragraph-properties fo:margin-top="0cm" fo:margin-bottom="0cm" style:contextual-spacing="false" fo:line-height="115%" fo:break-before="auto" fo:break-after="auto" style:writing-mode="lr-tb"/>
    </style:style>
    <style:style style:name="P109" style:family="paragraph" style:parent-style-name="Standard" style:list-style-name="LS8">
      <style:paragraph-properties fo:margin-top="0cm" fo:margin-bottom="0cm" style:contextual-spacing="false" fo:line-height="115%" fo:break-before="auto" fo:break-after="auto" style:writing-mode="lr-tb"/>
    </style:style>
    <style:style style:name="P110" style:family="paragraph" style:parent-style-name="Standard" style:list-style-name="LS10">
      <style:paragraph-properties fo:margin-top="0cm" fo:margin-bottom="0cm" style:contextual-spacing="false" fo:line-height="115%" fo:break-before="auto" fo:break-after="auto" style:writing-mode="lr-tb"/>
    </style:style>
    <style:style style:name="P111" style:family="paragraph" style:parent-style-name="Standard" style:list-style-name="LS11">
      <style:paragraph-properties fo:margin-top="0cm" fo:margin-bottom="0cm" style:contextual-spacing="false" fo:line-height="115%" style:writing-mode="lr-tb"/>
      <style:text-properties officeooo:paragraph-rsid="0020eccf"/>
    </style:style>
    <style:style style:name="P112" style:family="paragraph" style:parent-style-name="Standard" style:list-style-name="LS12">
      <style:paragraph-properties fo:margin-top="0cm" fo:margin-bottom="0cm" style:contextual-spacing="false" fo:line-height="115%" fo:break-before="auto" fo:break-after="auto" style:writing-mode="lr-tb"/>
    </style:style>
    <style:style style:name="P113" style:family="paragraph" style:parent-style-name="Standard" style:list-style-name="L1">
      <style:paragraph-properties fo:margin-top="0cm" fo:margin-bottom="0cm" style:contextual-spacing="false" fo:line-height="115%" style:writing-mode="lr-tb"/>
      <style:text-properties officeooo:paragraph-rsid="0029b76c"/>
    </style:style>
    <style:style style:name="P114" style:family="paragraph" style:parent-style-name="Standard" style:list-style-name="LS25">
      <style:paragraph-properties fo:margin-top="0cm" fo:margin-bottom="0cm" style:contextual-spacing="false" fo:line-height="115%" fo:break-before="auto" fo:break-after="auto" style:writing-mode="lr-tb"/>
    </style:style>
    <style:style style:name="P115" style:family="paragraph" style:parent-style-name="Standard" style:list-style-name="LS26">
      <style:paragraph-properties fo:margin-top="0cm" fo:margin-bottom="0cm" style:contextual-spacing="false" fo:line-height="115%" fo:break-before="auto" fo:break-after="auto" style:writing-mode="lr-tb"/>
    </style:style>
    <style:style style:name="P116" style:family="paragraph" style:parent-style-name="Standard" style:list-style-name="LS27">
      <style:paragraph-properties fo:margin-top="0cm" fo:margin-bottom="0cm" style:contextual-spacing="false" fo:line-height="115%" fo:break-before="auto" fo:break-after="auto" style:writing-mode="lr-tb"/>
      <style:text-properties officeooo:paragraph-rsid="00451311"/>
    </style:style>
    <style:style style:name="P117" style:family="paragraph" style:parent-style-name="Standard" style:list-style-name="LS8">
      <style:paragraph-properties fo:margin-top="0cm" fo:margin-bottom="0cm" style:contextual-spacing="false" fo:line-height="115%" fo:break-before="auto" fo:break-after="auto" style:writing-mode="lr-tb"/>
      <style:text-properties style:font-name="Helvetica Neue" fo:language="en" fo:country="GB" style:font-name-asian="Helvetica Neue" style:font-name-complex="Helvetica Neue"/>
    </style:style>
    <style:style style:name="P118" style:family="paragraph" style:parent-style-name="Standard" style:list-style-name="LS11">
      <style:paragraph-properties fo:margin-top="0cm" fo:margin-bottom="0cm" style:contextual-spacing="false" fo:line-height="115%" style:writing-mode="lr-tb"/>
      <style:text-properties officeooo:rsid="0020eccf" officeooo:paragraph-rsid="0020eccf"/>
    </style:style>
    <style:style style:name="P119" style:family="paragraph" style:parent-style-name="Standard" style:list-style-name="LS11">
      <style:paragraph-properties fo:margin-top="0cm" fo:margin-bottom="0cm" style:contextual-spacing="false" fo:line-height="115%" style:writing-mode="lr-tb"/>
      <style:text-properties officeooo:rsid="0021b636" officeooo:paragraph-rsid="0021b636"/>
    </style:style>
    <style:style style:name="P120" style:family="paragraph" style:parent-style-name="Standard" style:list-style-name="L3">
      <style:text-properties officeooo:rsid="0029b3af" officeooo:paragraph-rsid="0029b3af"/>
    </style:style>
    <style:style style:name="T1" style:family="text">
      <style:text-properties style:font-name="Helvetica Neue" style:font-name-asian="Helvetica Neue" style:font-name-complex="Helvetica Neue"/>
    </style:style>
    <style:style style:name="T2" style:family="text">
      <style:text-properties style:font-name="Helvetica Neue" officeooo:rsid="0020eccf" style:font-name-asian="Helvetica Neue" style:font-name-complex="Helvetica Neue"/>
    </style:style>
    <style:style style:name="T3" style:family="text">
      <style:text-properties style:font-name="Helvetica Neue" officeooo:rsid="002cd862" style:font-name-asian="Helvetica Neue" style:font-name-complex="Helvetica Neue"/>
    </style:style>
    <style:style style:name="T4" style:family="text">
      <style:text-properties style:font-name="Helvetica Neue" fo:language="en" fo:country="GB" style:font-name-asian="Helvetica Neue" style:font-name-complex="Helvetica Neue"/>
    </style:style>
    <style:style style:name="T5" style:family="text">
      <style:text-properties officeooo:rsid="002cd862"/>
    </style:style>
    <style:style style:name="T6" style:family="text">
      <style:text-properties fo:color="#1155cc" loext:opacity="100%" fo:language="en" fo:country="GB" style:text-underline-style="solid" style:text-underline-width="auto" style:text-underline-color="font-color"/>
    </style:style>
    <style:style style:name="T7" style:family="text">
      <style:text-properties fo:font-weight="bold" style:font-weight-asian="bold" style:font-weight-complex="bold"/>
    </style:style>
    <style:style style:name="T8" style:family="text">
      <style:text-properties fo:font-weight="bold" officeooo:rsid="0021b636" style:font-weight-asian="bold" style:font-weight-complex="bold"/>
    </style:style>
    <style:style style:name="T9" style:family="text">
      <style:text-properties fo:font-weight="bold" officeooo:rsid="002995c4" style:font-weight-asian="bold" style:font-weight-complex="bold"/>
    </style:style>
    <style:style style:name="T10" style:family="text">
      <style:text-properties fo:color="#990000" loext:opacity="100%"/>
    </style:style>
    <style:style style:name="T11" style:family="text">
      <style:text-properties fo:color="#a61c00" loext:opacity="100%"/>
    </style:style>
    <style:style style:name="T12" style:family="text">
      <style:text-properties fo:language="en" fo:country="GB"/>
    </style:style>
    <style:style style:name="T13" style:family="text">
      <style:text-properties fo:language="en" fo:country="GB" officeooo:rsid="0022c676"/>
    </style:style>
    <style:style style:name="T14" style:family="text">
      <style:text-properties fo:language="en" fo:country="GB" officeooo:rsid="002420aa"/>
    </style:style>
    <style:style style:name="T15" style:family="text">
      <style:text-properties fo:language="en" fo:country="GB" officeooo:rsid="002a6fd7"/>
    </style:style>
    <style:style style:name="T16" style:family="text">
      <style:text-properties fo:language="en" fo:country="GB" officeooo:rsid="002c7e84"/>
    </style:style>
    <style:style style:name="T17" style:family="text">
      <style:text-properties fo:language="en" fo:country="GB" officeooo:rsid="002ebf87"/>
    </style:style>
    <style:style style:name="T18" style:family="text">
      <style:text-properties fo:language="en" fo:country="GB" officeooo:rsid="0034cab9"/>
    </style:style>
    <style:style style:name="T19" style:family="text">
      <style:text-properties fo:language="en" fo:country="GB" officeooo:rsid="003abb42"/>
    </style:style>
    <style:style style:name="T20" style:family="text">
      <style:text-properties fo:language="en" fo:country="GB" officeooo:rsid="003cc9f4"/>
    </style:style>
    <style:style style:name="T21" style:family="text">
      <style:text-properties officeooo:rsid="0020eccf"/>
    </style:style>
    <style:style style:name="T22" style:family="text">
      <style:text-properties officeooo:rsid="0021b636"/>
    </style:style>
    <style:style style:name="T23" style:family="text">
      <style:text-properties officeooo:rsid="00255ef6"/>
    </style:style>
    <style:style style:name="T24" style:family="text">
      <style:text-properties officeooo:rsid="00275788"/>
    </style:style>
    <style:style style:name="T25" style:family="text">
      <style:text-properties officeooo:rsid="0028247e"/>
    </style:style>
    <style:style style:name="T26" style:family="text">
      <style:text-properties officeooo:rsid="002995c4"/>
    </style:style>
    <style:style style:name="T27" style:family="text">
      <style:text-properties officeooo:rsid="0029b3af"/>
    </style:style>
    <style:style style:name="T28" style:family="text">
      <style:text-properties officeooo:rsid="0029b76c"/>
    </style:style>
    <style:style style:name="T29" style:family="text">
      <style:text-properties officeooo:rsid="002a6fd7"/>
    </style:style>
    <style:style style:name="T30" style:family="text">
      <style:text-properties officeooo:rsid="002bbbef"/>
    </style:style>
    <style:style style:name="T31" style:family="text">
      <style:text-properties officeooo:rsid="002daee1"/>
    </style:style>
    <style:style style:name="T32" style:family="text">
      <style:text-properties officeooo:rsid="002e418f"/>
    </style:style>
    <style:style style:name="T33" style:family="text">
      <style:text-properties officeooo:rsid="002ebf87"/>
    </style:style>
    <style:style style:name="T34" style:family="text">
      <style:text-properties officeooo:rsid="0034a24d"/>
    </style:style>
    <style:style style:name="T35" style:family="text">
      <style:text-properties officeooo:rsid="0036ca7e"/>
    </style:style>
    <style:style style:name="T36" style:family="text">
      <style:text-properties officeooo:rsid="0037db0f"/>
    </style:style>
    <style:style style:name="T37" style:family="text">
      <style:text-properties officeooo:rsid="003cc9f4"/>
    </style:style>
    <style:style style:name="T38" style:family="text">
      <style:text-properties officeooo:rsid="0044296b"/>
    </style:style>
    <style:style style:name="T39" style:family="text">
      <style:text-properties officeooo:rsid="00451311"/>
    </style:style>
    <style:style style:name="fr1" style:family="graphic" style:parent-style-name="Graphics">
      <style:graphic-properties style:run-through="foreground" style:vertical-pos="top" style:vertical-rel="baseline" fo:background-color="#ffffff" style:background-transparency="0%" draw:fill="solid" draw:fill-color="#ffffff" draw:opacity="100%" fo:padding="0cm" fo:border="none" style:mirror="none" fo:clip="rect(0cm, 0cm, 0cm, 0cm)" draw:luminance="0%" draw:contrast="0%" draw:red="0%" draw:green="0%" draw:blue="0%" draw:gamma="100%" draw:color-inversion="false" draw:image-opacity="100%" draw:color-mode="standard" style:flow-with-text="false"/>
    </style:style>
    <style:style style:name="fr2" style:family="graphic" style:parent-style-name="OLE">
      <style:graphic-properties style:horizontal-pos="center" style:horizontal-rel="paragraph" draw:ole-draw-aspect="1"/>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8"><text:bookmark text:name="h.prubqwcycv9o"/></text:p>
      <text:p text:style-name="P3"><text:bookmark text:name="h.l10uwz4zklns"/></text:p>
      <text:p text:style-name="P3"><text:bookmark text:name="h.bh89bf18j06h"/></text:p>
      <text:p text:style-name="P3"><text:bookmark text:name="h.5b9uw3xf7rk"/>GliGli’s Sequential Circuits Prophet 600 Firmware Upgrade</text:p>
      <text:p text:style-name="P34"/>
      <text:p text:style-name="P36"/>
      <text:p text:style-name="P2"><draw:frame draw:style-name="fr1" draw:name="graphics1" text:anchor-type="as-char" svg:width="0.041cm" svg:height="0.041cm" draw:z-index="0"><draw:image xlink:href="Pictures/100000010000000100000001F1B6EDC0141A362F.png" xlink:type="simple" xlink:show="embed" xlink:actuate="onLoad" draw:mime-type="image/png"/></draw:frame></text:p>
      <text:p text:style-name="P36"/>
      <text:p text:style-name="P37">Table of Contents</text:p>
      <text:p text:style-name="P2"/>
      <text:table-of-content text:style-name="Sect1" text:protected="true" text:name="Table of Contents1">
        <text:table-of-content-source text:outline-level="10" text:use-outline-level="false" text:use-index-marks="false" text:use-index-source-styles="true">
          <text:index-title-template text:style-name="Contents_20_Heading"/>
          <text:table-of-content-entry-template text:outline-level="1" text:style-name="Contents_20_1">
            <text:index-entry-link-start text:style-name="Index_20_Link"/>
            <text:index-entry-text text:style-name="Internet_20_link"/>
            <text:index-entry-link-end/>
            <text:index-entry-tab-stop style:type="right" style:leader-char="."/>
            <text:index-entry-page-number/>
          </text:table-of-content-entry-template>
          <text:table-of-content-entry-template text:outline-level="2" text:style-name="Contents_20_2">
            <text:index-entry-link-start text:style-name="Index_20_Link"/>
            <text:index-entry-text text:style-name="Internet_20_link"/>
            <text:index-entry-link-end/>
            <text:index-entry-tab-stop style:type="right" style:leader-char="."/>
            <text:index-entry-page-number/>
          </text:table-of-content-entry-template>
          <text:table-of-content-entry-template text:outline-level="3" text:style-name="Contents_20_3">
            <text:index-entry-link-start text:style-name="Index_20_Link"/>
            <text:index-entry-text text:style-name="Internet_20_link"/>
            <text:index-entry-link-end/>
          </text:table-of-content-entry-template>
          <text:table-of-content-entry-template text:outline-level="4" text:style-name="Contents_20_4">
            <text:index-entry-link-start text:style-name="Index_20_Link"/>
            <text:index-entry-text text:style-name="Internet_20_link"/>
            <text:index-entry-link-end/>
          </text:table-of-content-entry-template>
          <text:table-of-content-entry-template text:outline-level="5" text:style-name="Contents_20_5">
            <text:index-entry-link-start text:style-name="Index_20_Link"/>
            <text:index-entry-text text:style-name="Internet_20_link"/>
            <text:index-entry-link-end/>
          </text:table-of-content-entry-template>
          <text:table-of-content-entry-template text:outline-level="6" text:style-name="Contents_20_6">
            <text:index-entry-link-start text:style-name="Index_20_Link"/>
            <text:index-entry-text text:style-name="Internet_20_link"/>
            <text:index-entry-link-end/>
          </text:table-of-content-entry-template>
          <text:table-of-content-entry-template text:outline-level="7" text:style-name="Contents_20_7">
            <text:index-entry-link-start text:style-name="Index_20_Link"/>
            <text:index-entry-text text:style-name="Internet_20_link"/>
            <text:index-entry-link-end/>
          </text:table-of-content-entry-template>
          <text:table-of-content-entry-template text:outline-level="8" text:style-name="Contents_20_8">
            <text:index-entry-link-start text:style-name="Index_20_Link"/>
            <text:index-entry-text text:style-name="Internet_20_link"/>
            <text:index-entry-link-end/>
          </text:table-of-content-entry-template>
          <text:table-of-content-entry-template text:outline-level="9" text:style-name="Contents_20_9">
            <text:index-entry-link-start text:style-name="Index_20_Link"/>
            <text:index-entry-text text:style-name="Internet_20_link"/>
            <text:index-entry-link-end/>
          </text:table-of-content-entry-template>
          <text:table-of-content-entry-template text:outline-level="10" text:style-name="Contents_20_10">
            <text:index-entry-link-start text:style-name="Index_20_Link"/>
            <text:index-entry-text text:style-name="Internet_20_link"/>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69"><text:a xlink:type="simple" xlink:href="#__RefHeading__20333_708433132" text:style-name="Index_20_Link" text:visited-style-name="Index_20_Link"><text:span text:style-name="Internet_20_link">User Manual / Getting Around the New Prophet 600</text:span></text:a><text:tab/>3</text:p>
          <text:p text:style-name="P70"><text:a xlink:type="simple" xlink:href="#__RefHeading__20335_708433132" text:style-name="Index_20_Link" text:visited-style-name="Index_20_Link"><text:span text:style-name="Internet_20_link">Review of New Features</text:span></text:a><text:tab/>3</text:p>
          <text:p text:style-name="P70"><text:a xlink:type="simple" xlink:href="#__RefHeading__20339_708433132" text:style-name="Index_20_Link" text:visited-style-name="Index_20_Link"><text:span text:style-name="Internet_20_link">Settings Pages</text:span></text:a><text:tab/>4</text:p>
          <text:p text:style-name="P70"><text:a xlink:type="simple" xlink:href="#__RefHeading__20341_708433132" text:style-name="Index_20_Link" text:visited-style-name="Index_20_Link"><text:span text:style-name="Internet_20_link">Tune</text:span></text:a><text:tab/>4</text:p>
          <text:p text:style-name="P70"><text:a xlink:type="simple" xlink:href="#__RefHeading__20343_708433132" text:style-name="Index_20_Link" text:visited-style-name="Index_20_Link"><text:span text:style-name="Internet_20_link">Manual/Preset Modes</text:span></text:a><text:tab/>4</text:p>
          <text:p text:style-name="P70"><text:a xlink:type="simple" xlink:href="#__RefHeading__20349_708433132" text:style-name="Index_20_Link" text:visited-style-name="Index_20_Link"><text:span text:style-name="Internet_20_link">Additional Parameters Page Quick Guide</text:span></text:a><text:tab/>5</text:p>
          <text:p text:style-name="P70"><text:a xlink:type="simple" xlink:href="#__RefHeading__6122_1522849121" text:style-name="Index_20_Link" text:visited-style-name="Index_20_Link"><text:span text:style-name="Internet_20_link">Miscellaneous Settings Page Quick Guide</text:span></text:a><text:tab/>6</text:p>
          <text:p text:style-name="P70"><text:a xlink:type="simple" xlink:href="#__RefHeading__6124_1522849121" text:style-name="Index_20_Link" text:visited-style-name="Index_20_Link"><text:span text:style-name="Internet_20_link">Arpeggiator</text:span></text:a><text:tab/>7</text:p>
          <text:p text:style-name="P70"><text:a xlink:type="simple" xlink:href="#__RefHeading__20347_708433132" text:style-name="Index_20_Link" text:visited-style-name="Index_20_Link"><text:span text:style-name="Internet_20_link">Keyboard Modes</text:span></text:a><text:tab/>7</text:p>
          <text:p text:style-name="P70"><text:a xlink:type="simple" xlink:href="#__RefHeading__1706_1457172410" text:style-name="Index_20_Link" text:visited-style-name="Index_20_Link"><text:span text:style-name="Internet_20_link">New Behaviour for Knobs</text:span></text:a><text:tab/>8</text:p>
          <text:p text:style-name="P46"><text:a xlink:type="simple" xlink:href="#__RefHeading__1708_1457172410" text:style-name="Index_20_Link" text:visited-style-name="Index_20_Link"><text:span text:style-name="Internet_20_link">Value Display</text:span></text:a></text:p>
          <text:p text:style-name="P46"><text:a xlink:type="simple" xlink:href="#__RefHeading___Toc1736_2160490142" text:style-name="Index_20_Link" text:visited-style-name="Index_20_Link"><text:span text:style-name="Internet_20_link">Oscillator A and B Mix</text:span></text:a></text:p>
          <text:p text:style-name="P46"><text:a xlink:type="simple" xlink:href="#__RefHeading__1710_1457172410" text:style-name="Index_20_Link" text:visited-style-name="Index_20_Link"><text:span text:style-name="Internet_20_link">Negative Values</text:span></text:a></text:p>
          <text:p text:style-name="P70"><text:a xlink:type="simple" xlink:href="#__RefHeading__20353_708433132" text:style-name="Index_20_Link" text:visited-style-name="Index_20_Link"><text:span text:style-name="Internet_20_link">Low Frequency Oscillator</text:span></text:a><text:tab/>8</text:p>
          <text:p text:style-name="P46"><text:a xlink:type="simple" xlink:href="#__RefHeading__20355_708433132" text:style-name="Index_20_Link" text:visited-style-name="Index_20_Link"><text:span text:style-name="Internet_20_link">LFO Waveform</text:span></text:a></text:p>
          <text:p text:style-name="P46"><text:a xlink:type="simple" xlink:href="#__RefHeading__20357_708433132" text:style-name="Index_20_Link" text:visited-style-name="Index_20_Link"><text:span text:style-name="Internet_20_link">LFO Speed</text:span></text:a></text:p>
          <text:p text:style-name="P46"><text:a xlink:type="simple" xlink:href="#__RefHeading__6126_1522849121" text:style-name="Index_20_Link" text:visited-style-name="Index_20_Link"><text:span text:style-name="Internet_20_link">LFO Target</text:span></text:a></text:p>
          <text:p text:style-name="P70"><text:a xlink:type="simple" xlink:href="#__RefHeading__6128_1522849121" text:style-name="Index_20_Link" text:visited-style-name="Index_20_Link"><text:span text:style-name="Internet_20_link">Vibrato</text:span></text:a><text:tab/>9</text:p>
          <text:p text:style-name="P70"><text:a xlink:type="simple" xlink:href="#__RefHeading__1722_716829720" text:style-name="Index_20_Link" text:visited-style-name="Index_20_Link"><text:span text:style-name="Internet_20_link">Pitch Wheel</text:span></text:a><text:tab/>9</text:p>
          <text:p text:style-name="P46"><text:a xlink:type="simple" xlink:href="#__RefHeading__20361_708433132" text:style-name="Index_20_Link" text:visited-style-name="Index_20_Link"><text:span text:style-name="Internet_20_link">Pitch Wheel Range</text:span></text:a></text:p>
          <text:p text:style-name="P46"><text:a xlink:type="simple" xlink:href="#__RefHeading__20363_708433132" text:style-name="Index_20_Link" text:visited-style-name="Index_20_Link"><text:span text:style-name="Internet_20_link">Pitch Wheel Assignment</text:span></text:a></text:p>
          <text:p text:style-name="P46"><text:a xlink:type="simple" xlink:href="#__RefHeading__20365_708433132" text:style-name="Index_20_Link" text:visited-style-name="Index_20_Link"><text:span text:style-name="Internet_20_link">Pitch Wheel Calibration</text:span></text:a></text:p>
          <text:p text:style-name="P70"><text:a xlink:type="simple" xlink:href="#__RefHeading__20367_708433132" text:style-name="Index_20_Link" text:visited-style-name="Index_20_Link"><text:span text:style-name="Internet_20_link">Modulation Wheel</text:span></text:a><text:tab/>9</text:p>
          <text:p text:style-name="P46"><text:a xlink:type="simple" xlink:href="#__RefHeading__7868_1522849121" text:style-name="Index_20_Link" text:visited-style-name="Index_20_Link"><text:span text:style-name="Internet_20_link">Wheel Depth</text:span></text:a></text:p>
          <text:p text:style-name="P46"><text:a xlink:type="simple" xlink:href="#__RefHeading__7870_1522849121" text:style-name="Index_20_Link" text:visited-style-name="Index_20_Link"><text:span text:style-name="Internet_20_link">Wheel Target</text:span></text:a></text:p>
          <text:p text:style-name="P70"><text:a xlink:type="simple" xlink:href="#__RefHeading__7872_1522849121" text:style-name="Index_20_Link" text:visited-style-name="Index_20_Link"><text:span text:style-name="Internet_20_link">Modulation Delay</text:span></text:a><text:tab/>9</text:p>
          <text:p text:style-name="P70"><text:a xlink:type="simple" xlink:href="#__RefHeading__20369_708433132" text:style-name="Index_20_Link" text:visited-style-name="Index_20_Link"><text:span text:style-name="Internet_20_link">Envelope Generator Mode</text:span></text:a><text:tab/>10</text:p>
          <text:p text:style-name="P70"><text:a xlink:type="simple" xlink:href="#__RefHeading__20371_708433132" text:style-name="Index_20_Link" text:visited-style-name="Index_20_Link"><text:span text:style-name="Internet_20_link">Oscillator Range Control</text:span></text:a><text:tab/>10</text:p>
          <text:p text:style-name="P70"><text:a xlink:type="simple" xlink:href="#__RefHeading__7874_1522849121" text:style-name="Index_20_Link" text:visited-style-name="Index_20_Link"><text:span text:style-name="Internet_20_link">Midi Channels</text:span></text:a><text:tab/>11</text:p>
          <text:p text:style-name="P70"><text:a xlink:type="simple" xlink:href="#__RefHeading__6130_1522849121" text:style-name="Index_20_Link" text:visited-style-name="Index_20_Link"><text:span text:style-name="Internet_20_link">Voice Defeat</text:span></text:a><text:tab/>11</text:p>
          <text:p text:style-name="P70"><text:a xlink:type="simple" xlink:href="#__RefHeading__6132_1522849121" text:style-name="Index_20_Link" text:visited-style-name="Index_20_Link"><text:span text:style-name="Internet_20_link">Synchronisation source</text:span></text:a><text:tab/>11</text:p>
          <text:p text:style-name="P70"><text:a xlink:type="simple" xlink:href="#__RefHeading__20377_708433132" text:style-name="Index_20_Link" text:visited-style-name="Index_20_Link"><text:span text:style-name="Internet_20_link">Managing Sound Libraries through SysEx</text:span></text:a><text:tab/>11</text:p>
          <text:p text:style-name="P46"><text:a xlink:type="simple" xlink:href="#__RefHeading__1684_1443114033" text:style-name="Index_20_Link" text:visited-style-name="Index_20_Link"><text:span text:style-name="Internet_20_link">Loading</text:span></text:a></text:p>
          <text:p text:style-name="P46"><text:a xlink:type="simple" xlink:href="#__RefHeading__7876_1522849121" text:style-name="Index_20_Link" text:visited-style-name="Index_20_Link"><text:span text:style-name="Internet_20_link">Saving</text:span></text:a></text:p>
          <text:p text:style-name="P69"><text:a xlink:type="simple" xlink:href="#__RefHeading__20379_708433132" text:style-name="Index_20_Link" text:visited-style-name="Index_20_Link"><text:span text:style-name="Internet_20_link">Troubleshooting and Bugs</text:span></text:a><text:tab/>12</text:p>
          <text:p text:style-name="P69"><text:a xlink:type="simple" xlink:href="#__RefHeading__20381_708433132" text:style-name="Index_20_Link" text:visited-style-name="Index_20_Link"><text:span text:style-name="Internet_20_link">Appendix</text:span></text:a><text:tab/>13</text:p>
          <text:p text:style-name="P70"><text:a xlink:type="simple" xlink:href="#__RefHeading__20383_708433132" text:style-name="Index_20_Link" text:visited-style-name="Index_20_Link"><text:span text:style-name="Internet_20_link">MIDI Implementation</text:span></text:a><text:tab/>13</text:p>
          <text:p text:style-name="P70"><text:a xlink:type="simple" xlink:href="#__RefHeading__20385_708433132" text:style-name="Index_20_Link" text:visited-style-name="Index_20_Link"><text:span text:style-name="Internet_20_link">Resources</text:span></text:a><text:tab/>15</text:p>
        </text:index-body>
      </text:table-of-content>
      <text:h text:style-name="P47" text:outline-level="10"/>
      <text:h text:style-name="P48" text:outline-level="10"/>
      <text:h text:style-name="P50" text:outline-level="10"><text:bookmark-start text:name="__RefHeading__20333_708433132"/><text:bookmark text:name="h.yptm3r1be4rq"/><text:bookmark text:name="h.6qk131sw4tgl"/>User Manual / Getting Around the New Prophet 600<text:bookmark-end text:name="__RefHeading__20333_708433132"/></text:h>
      <text:h text:style-name="P52" text:outline-level="10"><text:bookmark-start text:name="__RefHeading__20335_708433132"/><text:bookmark text:name="h.wlijd9rxem8h"/>Review of New Features<text:bookmark-end text:name="__RefHeading__20335_708433132"/></text:h>
      <text:p text:style-name="P2"/>
      <text:p text:style-name="P2">The Prophet 600 Firmware Upgrade hosts the following improvements:</text:p>
      <text:list xml:id="list1875126095" text:style-name="LS12">
        <text:list-item>
          <text:p text:style-name="P86">Easy-to-install non-destructive firmware drop-in replacement of the new firmware. <text:s text:c="2"/>If you ever find yourself pining for the old sound of your Prophet 600, you can remove the Teensy and restore the Z80.</text:p>
        </text:list-item>
        <text:list-item>
          <text:p text:style-name="P86">Greater resolution of many of the sound parameters with an improved refresh rate that is making the instrument much more responsive.</text:p>
        </text:list-item>
        <text:list-item>
          <text:p text:style-name="P86">Faster, smoother amplifier and filter envelope generators supporting four different modes: </text:p>
          <text:list>
            <text:list-item>
              <text:p text:style-name="P86">Fast Linea<text:span text:style-name="T31">r.</text:span></text:p>
            </text:list-item>
            <text:list-item>
              <text:p text:style-name="P86">Slow Linear.</text:p>
            </text:list-item>
            <text:list-item>
              <text:p text:style-name="P86">Fast Exponential.</text:p>
            </text:list-item>
            <text:list-item>
              <text:p text:style-name="P86">Slow Exponential.</text:p>
            </text:list-item>
          </text:list>
        </text:list-item>
        <text:list-item>
          <text:p text:style-name="P86">A new LFO function generator with a wider range from one cycle every &lt;20 seconds&gt; to about 60Hz with four new waveforms in addition to the original triangle and square including sine, random stepped, noise (like on the original Prophet 5, but non-periodic) and sawtooth (ramp up).</text:p>
        </text:list-item>
        <text:list-item>
          <text:p text:style-name="P99">A dedicated vibrato which can be controlled by the modulation wheel, or can start progressively after a fixed amount of time.</text:p>
        </text:list-item>
        <text:list-item>
          <text:p text:style-name="P86">Multiple keyboard modes including <text:span text:style-name="T22">last/low/high note priority.</text:span></text:p>
        </text:list-item>
        <text:list-item>
          <text:p text:style-name="P100">Unison detune.</text:p>
        </text:list-item>
        <text:list-item>
          <text:p text:style-name="P101">Mix Overdrive which now allows the output from both oscillators to drive the mix VCAs A and B harder as well as the Curtis 4 pole filter resulting in new sonic possibilities. </text:p>
        </text:list-item>
        <text:list-item>
          <text:p text:style-name="P86">Pitch Wheel interval selection of plus/minus one octave, <text:span text:style-name="T22">a whole tone, </text:span>a minor third and a fifth.</text:p>
        </text:list-item>
        <text:list-item>
          <text:p text:style-name="P86">Pitch Wheel reassignment to the VCF and Volume or off.</text:p>
        </text:list-item>
        <text:list-item>
          <text:p text:style-name="P86">Modulation wheel intensity setting from Maximum to Medium to Minimum.</text:p>
        </text:list-item>
        <text:list-item>
          <text:p text:style-name="P86">Full Midi In control including:</text:p>
          <text:list>
            <text:list-item>
              <text:p text:style-name="P86">Amp and Filter velocity sensitivity with an external keyboard controller.</text:p>
            </text:list-item>
            <text:list-item>
              <text:p text:style-name="P86">Continuous Controllers (CC) of all sound parameter<text:span text:style-name="T31">s.</text:span></text:p>
            </text:list-item>
            <text:list-item>
              <text:p text:style-name="P86">Program change (PC) to choose current preset.</text:p>
            </text:list-item>
            <text:list-item>
              <text:p text:style-name="P100">Synchronizing the arpeggiator to MIDI clock.</text:p>
            </text:list-item>
          </text:list>
        </text:list-item>
        <text:list-item>
          <text:p text:style-name="P86">A new and improved tuning procedure.</text:p>
        </text:list-item>
        <text:list-item>
          <text:p text:style-name="P86"><text:span text:style-name="T22">Octave, c</text:span>hromatic and free Oscillator course pitch control.</text:p>
        </text:list-item>
        <text:list-item>
          <text:p text:style-name="P86">Plus/Minus setting for Oscillator Fine Tune and Filter Envelope amount for Poly Mod and Filter.</text:p>
        </text:list-item>
        <text:list-item>
          <text:p text:style-name="P86">Assignable, Random And Up/Down Arpeggiator.</text:p>
        </text:list-item>
        <text:list-item>
          <text:p text:style-name="P86">Debounce feature that prevents unintended retriggering caused by the old keyboard.</text:p>
        </text:list-item>
        <text:list-item>
          <text:p text:style-name="P112"><text:span text:style-name="T12">Organised open source code available on GitHub: </text:span><text:a xlink:type="simple" xlink:href="https://github.com/gligli/p600fw" text:style-name="Internet_20_link" text:visited-style-name="Visited_20_Internet_20_Link">https</text:a><text:a xlink:type="simple" xlink:href="https://github.com/gligli/p600fw" text:style-name="Internet_20_link" text:visited-style-name="Visited_20_Internet_20_Link">://</text:a><text:a xlink:type="simple" xlink:href="https://github.com/gligli/p600fw" text:style-name="Internet_20_link" text:visited-style-name="Visited_20_Internet_20_Link">github</text:a><text:a xlink:type="simple" xlink:href="https://github.com/gligli/p600fw" text:style-name="Internet_20_link" text:visited-style-name="Visited_20_Internet_20_Link">.</text:a><text:a xlink:type="simple" xlink:href="https://github.com/gligli/p600fw" text:style-name="Internet_20_link" text:visited-style-name="Visited_20_Internet_20_Link">com</text:a><text:a xlink:type="simple" xlink:href="https://github.com/gligli/p600fw" text:style-name="Internet_20_link" text:visited-style-name="Visited_20_Internet_20_Link">/</text:a><text:a xlink:type="simple" xlink:href="https://github.com/gligli/p600fw" text:style-name="Internet_20_link" text:visited-style-name="Visited_20_Internet_20_Link">gligli</text:a><text:a xlink:type="simple" xlink:href="https://github.com/gligli/p600fw" text:style-name="Internet_20_link" text:visited-style-name="Visited_20_Internet_20_Link">/</text:a><text:a xlink:type="simple" xlink:href="https://github.com/gligli/p600fw" text:style-name="Internet_20_link" text:visited-style-name="Visited_20_Internet_20_Link">p</text:a><text:a xlink:type="simple" xlink:href="https://github.com/gligli/p600fw" text:style-name="Internet_20_link" text:visited-style-name="Visited_20_Internet_20_Link">600</text:a><text:a xlink:type="simple" xlink:href="https://github.com/gligli/p600fw" text:style-name="Internet_20_link" text:visited-style-name="Visited_20_Internet_20_Link">fw</text:a></text:p>
        </text:list-item>
      </text:list>
      <text:h text:style-name="P51" text:outline-level="10"/>
      <text:h text:style-name="P53" text:outline-level="10"><text:bookmark-start text:name="__RefHeading__20339_708433132"/><text:bookmark text:name="h.wy8b0cq7r36j"/>Settings Pages<text:bookmark-end text:name="__RefHeading__20339_708433132"/></text:h>
      <text:p text:style-name="P2">The Prophet 600 is now organised around two menu pages through which you configure the instrument. <text:s/></text:p>
      <text:list xml:id="list1343433206" text:style-name="LS13">
        <text:list-item>
          <text:p text:style-name="P87">The <text:span text:style-name="T8">Additional Parameters</text:span><text:span text:style-name="T7"> Page</text:span> <text:span text:style-name="T22">is the default page in manual mode, and </text:span>is active when <text:span text:style-name="T32">pressing “to tape” in preset mode</text:span>: <text:s/>This is the normal interaction page. <text:s/><text:span text:style-name="T32">The advanced sound parameters</text:span> are found here such as selecting new LFO waveforms, envelope generator profiles and ranges of various controllers. <text:s/></text:p>
        </text:list-item>
        <text:list-item>
          <text:p text:style-name="P87">A <text:span text:style-name="T7">Miscellaneous Settings Page</text:span> active when “<text:span text:style-name="T32">from tape” is kept pressed</text:span>: <text:s/>This is the page used to access various “housekeeping” parameters such as setting MIDI channels and modes and so on. </text:p>
        </text:list-item>
      </text:list>
      <text:h text:style-name="P52" text:outline-level="10"><text:bookmark-start text:name="__RefHeading__20341_708433132"/><text:bookmark text:name="h.a2cyqt55j4xt"/>Tune<text:bookmark-end text:name="__RefHeading__20341_708433132"/></text:h>
      <text:p text:style-name="P2">Upon <text:span text:style-name="T32">first </text:span>power-up, the Prophet 600 tunes itself. <text:s/>The “Tune” light illuminates and the display indicates the oscillator or filter being tuned from A1 through A6, b1 through b6 and F1 through F6 for Oscillator A, B and the Filter respectively. <text:s/>The routine takes about 20 seconds to complete depending on the tuning of your instrument. <text:s/></text:p>
      <text:p text:style-name="P2"/>
      <text:p text:style-name="P2">It is normal to have to retune the instrument during the first 30 minutes of operation as the electronics warm to a stable operating temperature. <text:s/>To tune, simply press the tuning button as required. </text:p>
      <text:h text:style-name="P52" text:outline-level="10"><text:bookmark-start text:name="__RefHeading__20343_708433132"/><text:bookmark text:name="h.yaa164jdjft5"/>Manual/Preset Modes<text:bookmark-end text:name="__RefHeading__20343_708433132"/></text:h>
      <text:p text:style-name="P2">As with the original Prophet 600 firmware, pressing the Preset button switches between manual mode, in which the synthesiser parameters sound parameters reflect the active sonic-state of the instrument, and preset mode in which the sound is a stored patch. <text:s/></text:p>
      <text:p text:style-name="P2"/>
      <text:p text:style-name="P2">You can edit a stored patch or manual patch or preset patch at any time by completing the following:</text:p>
      <text:list xml:id="list1410623923" text:style-name="LS14">
        <text:list-item>
          <text:p text:style-name="P88">Press the “Record” button on the keypad. <text:s/>It will blink. <text:s/></text:p>
        </text:list-item>
        <text:list-item>
          <text:p text:style-name="P88">Press the two digit location to which you want to save the patch. <text:s/></text:p>
        </text:list-item>
      </text:list>
      <text:p text:style-name="P2">The patch is saved. <text:s/>It will overwrite whatever sound patch was there before. <text:s/></text:p>
      <text:p text:style-name="P2">You can cancel a patch store <text:span text:style-name="T22">any time</text:span> while the “Record” button is blinking by pressing record. <text:s/></text:p>
      <text:h text:style-name="P52" text:outline-level="10"/>
      <text:h text:style-name="P54" text:outline-level="10"><text:bookmark-start text:name="__RefHeading__20349_708433132"/><text:span text:style-name="T8">Additional Parameters</text:span><text:span text:style-name="T7"> Page</text:span> Quick Guide<text:bookmark-end text:name="__RefHeading__20349_708433132"/></text:h>
      <text:p text:style-name="P2">Below is a table summarising the Parameters and keypad buttons required to access the synthesiser <text:span text:style-name="T26">additional parameters</text:span>. More detailed instructions are provided after the table summary.</text:p>
      <text:p text:style-name="P29">To select a parameter, press one of the keypad numbers once or twice, its name and value will be displayed. To edit it, used the “Speed” knob.</text:p>
      <text:p text:style-name="P29"/>
      <text:h text:style-name="P65" text:outline-level="10"><draw:frame draw:style-name="fr2" draw:name="Object1" text:anchor-type="paragraph" svg:width="14.032cm" svg:height="10.709cm" draw:z-index="1"><draw:object xlink:href="./Object 1" xlink:type="simple" xlink:show="embed" xlink:actuate="onLoad"/><draw:image xlink:href="./ObjectReplacements/Object 1" xlink:type="simple" xlink:show="embed" xlink:actuate="onLoad"/></draw:frame></text:h>
      <text:h text:style-name="P66" text:outline-level="10"/>
      <text:h text:style-name="P55" text:outline-level="10"><text:bookmark-start text:name="__RefHeading__6122_1522849121"/><text:span text:style-name="T9">M</text:span><text:span text:style-name="T7">iscellaneous Settings Page</text:span> Quick Guide<text:bookmark-end text:name="__RefHeading__6122_1522849121"/></text:h>
      <text:p text:style-name="P30">Below is a table summarising the keypad buttons required to access the synthesiser <text:span text:style-name="T27">miscellaneous settings</text:span>. More detailed instructions are provided after the table summary.</text:p>
      <text:p text:style-name="P27">To access a function, maintain “from tape” pressed and press a keypad number.</text:p>
      <text:p text:style-name="P31"/>
      <text:h text:style-name="P56" text:outline-level="10"><draw:frame draw:style-name="fr2" draw:name="Object2" text:anchor-type="paragraph" svg:width="14.032cm" svg:height="4.687cm" draw:z-index="2"><draw:object xlink:href="./Object 2" xlink:type="simple" xlink:show="embed" xlink:actuate="onLoad"/><draw:image xlink:href="./ObjectReplacements/Object 2" xlink:type="simple" xlink:show="embed" xlink:actuate="onLoad"/></draw:frame></text:h>
      <text:h text:style-name="P63" text:outline-level="10"/>
      <text:h text:style-name="P57" text:outline-level="10"><text:bookmark-start text:name="__RefHeading__6124_1522849121"/>Arpeggiator<text:bookmark-end text:name="__RefHeading__6124_1522849121"/></text:h>
      <text:p text:style-name="P4"/>
      <text:p text:style-name="P4">The instrument supports three arpeggiator modes:</text:p>
      <text:list xml:id="list851282644" text:style-name="LS15">
        <text:list-item>
          <text:p text:style-name="P89">Arp Down/Up plays an up/down note sequence with double trigger on the lowest and highest note. For example, playing C3 C4 E4 G4 will play: C3 C4 E4 <text:span text:style-name="T10">G4 G4</text:span> <text:s/>E4 C4 <text:span text:style-name="T11">C3 C3</text:span> C4 and so on. <text:s/>Mathematically, it allows you to work out the time signature. <text:s/>Three notes results in ¾ time, <text:s/>notes 4/4 time, 5 notes in 5/4, etc. <text:s/>To play with the Arp Up/Down, press the Arp Dn/Up button on the keypad. <text:s/>The “Arp Dn/Up” will light continuously.</text:p>
        </text:list-item>
        <text:list-item>
          <text:p text:style-name="P89">Arp Assignable sequences the notes in the order that they are played. <text:s/>To play with the Arp Assignable, press the “Arp Assign” button and play the notes in the order you want them sequenced. <text:s/>The “Arp Assign” will light continuously.</text:p>
        </text:list-item>
        <text:list-item>
          <text:p text:style-name="P89">Arp Random plays notes played in a random order. <text:s/>To play the Arp Random, press the “Arp Assign” button twice until it blinks and then play the notes. </text:p>
        </text:list-item>
      </text:list>
      <text:p text:style-name="P4"/>
      <text:p text:style-name="P4">With all Arpeggiator modes, press the “Record” button on the keypad to latch or hold the notes played. <text:s/>Playing additional notes while in Record mode will latch addition notes to the existing sequence <text:s/>to a maximum of 128 notes. <text:s/>To clear the notes from the sequence, press the “Record” button to switch it off. </text:p>
      <text:p text:style-name="P4"/>
      <text:p text:style-name="P4">The speed is controlled <text:span text:style-name="T28">by pressing “0” once on the additional parameters page and using the “Speed” knob to change it</text:span>.</text:p>
      <text:p text:style-name="P7"/>
      <text:p text:style-name="P25">The foot switch input can be used to <text:span text:style-name="T33">hold the arpeggiator</text:span>.</text:p>
      <text:h text:style-name="P58" text:outline-level="10"><text:bookmark-start text:name="__RefHeading__20347_708433132"/><text:bookmark text:name="h.mq1ydp8t1jeu"/>Keyboard Modes<text:bookmark-end text:name="__RefHeading__20347_708433132"/></text:h>
      <text:p text:style-name="P5"/>
      <text:p text:style-name="P23">The Prophet 600 can be either in Polyphonic, Unison or Chord mode.</text:p>
      <text:p text:style-name="P23"/>
      <text:list xml:id="list3747501027" text:style-name="L1">
        <text:list-item>
          <text:p text:style-name="P102">The synthesizer starts in Polyphonic mode, in which any new <text:span text:style-name="T33">note</text:span> will be assigned to one of the 6 voices.</text:p>
        </text:list-item>
        <text:list-item>
          <text:p text:style-name="P102">If you switch “Unison track” on with no pressed key, you are in Unison mode, all 6 voices will play the same note.</text:p>
        </text:list-item>
        <text:list-item>
          <text:p text:style-name="P113"><text:span text:style-name="T13">If you switch “Unison track” on with one or more pressed keys, you are in Chord mode. </text:span><text:span text:style-name="T14">The pattern those keys made will now be transposed over the whole keyboard range </text:span><text:span text:style-name="T17">by new notes</text:span><text:span text:style-name="T14">.</text:span></text:p>
        </text:list-item>
      </text:list>
      <text:p text:style-name="P23"/>
      <text:p text:style-name="P24">The foot switch input can be used to latch a new pattern of notes.</text:p>
      <text:p text:style-name="P6"/>
      <text:p text:style-name="P24">New notes will be assigned to voices using one of those priority rules:</text:p>
      <text:list xml:id="list1076831478" text:style-name="L2">
        <text:list-item>
          <text:p text:style-name="P103">“Last”: New notes will always play, the oldest note<text:span text:style-name="T33">s</text:span> may be stolen.</text:p>
        </text:list-item>
        <text:list-item>
          <text:p text:style-name="P103">“Low”: Only the lowest notes will play. In Unison or Chord mode, legato will be active.</text:p>
        </text:list-item>
        <text:list-item>
          <text:p text:style-name="P103">“High”: Only the highest notes will play. In Unison or Chord mode, legato will be active.</text:p>
        </text:list-item>
      </text:list>
      <text:p text:style-name="P6"/>
      <text:p text:style-name="P24">The assignment priority is controlled <text:span text:style-name="T28">by pressing “7” twice on the additional parameters page and using the “Speed” knob to change it</text:span>.</text:p>
      <text:h text:style-name="P59" text:outline-level="10"><text:bookmark-start text:name="__RefHeading__1706_1457172410"/><text:soft-page-break/>New Behaviour for Knobs<text:bookmark-end text:name="__RefHeading__1706_1457172410"/></text:h>
      <text:h text:style-name="P72" text:outline-level="10"><text:bookmark-start text:name="__RefHeading__1708_1457172410"/><text:span text:style-name="T19">Value </text:span><text:span text:style-name="T20">D</text:span><text:span text:style-name="T19">isplay</text:span><text:bookmark-end text:name="__RefHeading__1708_1457172410"/></text:h>
      <text:p text:style-name="P28">When you turn any knob, its value will now be shown on the 7-segment display.</text:p>
      <text:p text:style-name="P28">That value will always go from 0 to 255. The display being only 2 digits, the decimal dot is used to show hundreds (no dot for 0-99, steady dot for 100-199, blinking dot for 200-255).</text:p>
      <text:p text:style-name="P28">The knob true resolution can be greater than 0-255 (8bits) to ensure smooth sound changes.</text:p>
      <text:h text:style-name="P73" text:outline-level="10"><text:bookmark-start text:name="__RefHeading___Toc1736_2160490142"/>Oscillator A and B <text:span text:style-name="T37">M</text:span>ix<text:bookmark-end text:name="__RefHeading___Toc1736_2160490142"/></text:h>
      <text:p text:style-name="P13">A new feature has been introduced that allows the VCAs into the filter to be <text:span text:style-name="T23">over-driven</text:span> by Oscillator A and B. <text:s/>In order to support this, the Oscillator A/B Mix has been reassigned to the Oscillator A Level and the Glide knob now controls the Oscillator B Level. <text:s/>The normalised point is at about half way or 5 on the dial. <text:s/>To overdrive the inputs, go all the way to 10. <text:s/>Because of this, the Glide speed has been reassigned to <text:span text:style-name="T23">the “Glide” additional parameter (press “7” once on the additional parameters page)</text:span>. </text:p>
      <text:p text:style-name="Heading_20_3"><text:bookmark-start text:name="__RefHeading__1710_1457172410"/>Negative <text:span text:style-name="T37">V</text:span>alues<text:bookmark-end text:name="__RefHeading__1710_1457172410"/></text:p>
      <text:p text:style-name="P9">The Poly Mod Filter Amount, the Filter Amount and the Detune knobs are now zero set to the midway position to allow both positive and negative values. <text:span text:style-name="T26">T</text:span>his means that inverse envelopes can be applied to the modulations and filter controls and it is now possible to detune Oscillator B flat as well as sharp with respect to Oscillator A. </text:p>
      <text:h text:style-name="P60" text:outline-level="10"><text:bookmark-start text:name="__RefHeading__20353_708433132"/><text:bookmark text:name="h.uke9xi89xtre"/>Low Frequency Oscillator <text:bookmark-end text:name="__RefHeading__20353_708433132"/></text:h>
      <text:h text:style-name="P75" text:outline-level="10"><text:bookmark-start text:name="__RefHeading__20355_708433132"/><text:bookmark text:name="h.ma3ok6clw1t1"/>LFO Waveform <text:bookmark-end text:name="__RefHeading__20355_708433132"/></text:h>
      <text:p text:style-name="P2">The Prophet 600 now supports six waveforms in addition to the standard Triangle and Square waves including Sine, (Saw) Ramp Up, Random, Noise. <text:s/>To select the desired waveform:</text:p>
      <text:list xml:id="list1032686761" text:style-name="LS16">
        <text:list-item>
          <text:p text:style-name="P90">For Triangle, Sine or Saw:</text:p>
        </text:list-item>
      </text:list>
      <text:list xml:id="list1669587084" text:style-name="LS17">
        <text:list-item>
          <text:list>
            <text:list-item>
              <text:p text:style-name="P104">If you are in preset mode, make sure “to tape” is lit, else press it to access the additional parameters page.</text:p>
            </text:list-item>
            <text:list-item>
              <text:p text:style-name="P91">Switch the LFO-MOD Shape button to Triangle.</text:p>
            </text:list-item>
            <text:list-item>
              <text:p text:style-name="P91">Press the “1” button <text:span text:style-name="T23">once and use the “Speed” knob </text:span>to <text:span text:style-name="T23">select</text:span> the Triangle, Sine or Saw. <text:s/>The display indicates the current selection. </text:p>
            </text:list-item>
          </text:list>
        </text:list-item>
        <text:list-item>
          <text:p text:style-name="P91">For Square, Random or Noise:</text:p>
        </text:list-item>
      </text:list>
      <text:list xml:id="list1908427635" text:style-name="LS19">
        <text:list-item>
          <text:list>
            <text:list-item>
              <text:p text:style-name="P105">If you are in preset mode, make sure “to tape” is lit, else press it to access the additional parameters page.</text:p>
            </text:list-item>
            <text:list-item>
              <text:p text:style-name="P92">Switch the LFO-MOD Shape button to Square.</text:p>
            </text:list-item>
            <text:list-item>
              <text:p text:style-name="P93">Press the “1” button <text:span text:style-name="T23">once and use the “Speed” knob </text:span>to <text:span text:style-name="T23">select</text:span> the Square, Random or Noise. The display indicates the current selection. </text:p>
            </text:list-item>
          </text:list>
        </text:list-item>
      </text:list>
      <text:h text:style-name="P75" text:outline-level="10"><text:bookmark-start text:name="__RefHeading__20357_708433132"/><text:bookmark text:name="h.4e4cpokdsmun"/>LFO Speed<text:bookmark-end text:name="__RefHeading__20357_708433132"/></text:h>
      <text:p text:style-name="P4">You can control the speed range of the LFO from Slow; the default setting; to Fast <text:span text:style-name="T28">by pressing “1” once on the additional parameters page and using the “Speed” knob to select either Slow of Fast.</text:span></text:p>
      <text:p text:style-name="Heading_20_3"><text:bookmark-start text:name="__RefHeading__6126_1522849121"/>LFO Target<text:bookmark-end text:name="__RefHeading__6126_1522849121"/></text:p>
      <text:p text:style-name="P26">You can <text:span text:style-name="T28">choose to assign the LFO to only one of the two oscillators by pressing “1” twice on the additional parameters page and using the “Speed” knob to select either Oscillator A, Oscillator B or both as a target.</text:span></text:p>
      <text:p text:style-name="Heading_20_2"><text:bookmark-start text:name="__RefHeading__6128_1522849121"/><text:soft-page-break/>Vibrato<text:bookmark-end text:name="__RefHeading__6128_1522849121"/></text:p>
      <text:p text:style-name="P18">The Prophet 600 now features a dedicated pitch vibrato. You can adjust its speed by pressing “2” once and its amount by pressing “3” once on the additional parameters page.</text:p>
      <text:p text:style-name="P17"/>
      <text:p text:style-name="P19">By default, it is controlled by a modulation delay which can be adjusted by pressing “4” once on the additional parameters page.</text:p>
      <text:p text:style-name="Heading_20_2"><text:bookmark-start text:name="__RefHeading__1722_716829720"/><text:bookmark text:name="h.4vza28iznbc9"/>Pitch Wheel <text:bookmark-end text:name="__RefHeading__1722_716829720"/></text:p>
      <text:p text:style-name="P2">The Pitch Wheel Range and Assignment can now be selected and, if required, the Pitch Wheel can be calibrated. </text:p>
      <text:h text:style-name="P75" text:outline-level="10"><text:bookmark-start text:name="__RefHeading__20361_708433132"/><text:bookmark text:name="h.rwfmpp1wrq6"/>Pitch Wheel Range <text:bookmark-end text:name="__RefHeading__20361_708433132"/></text:h>
      <text:p text:style-name="P8">The range of the Pitch Wheel can be set to Octave, Fifth, Minor Third <text:span text:style-name="T24">or Second</text:span>. <text:s/>To set the Pitch Wheel range press the “<text:span text:style-name="T24">6</text:span>” <text:span text:style-name="T24">twice on the additional parameters page and use the “Speed” knob</text:span> to <text:span text:style-name="T24">select it</text:span>.</text:p>
      <text:h text:style-name="P75" text:outline-level="10"><text:bookmark-start text:name="__RefHeading__20363_708433132"/><text:bookmark text:name="h.mvm4sg9kqp5b"/>Pitch Wheel Assignment<text:bookmark-end text:name="__RefHeading__20363_708433132"/></text:h>
      <text:p text:style-name="P8">The Pitch Wheel can be assigned to the control the Pitch (the default setting), the Filter Cutoff Frequency, Volume or Off. <text:s/>To select the Pitch Wheel assignment press the “<text:span text:style-name="T25">6</text:span>” <text:span text:style-name="T25">once on the additional parameters page and use the “Speed” knob</text:span>. </text:p>
      <text:h text:style-name="P75" text:outline-level="10"><text:bookmark-start text:name="__RefHeading__20365_708433132"/><text:bookmark text:name="h.x6heu5xwjo"/>Pitch Wheel Calibration<text:bookmark-end text:name="__RefHeading__20365_708433132"/></text:h>
      <text:p text:style-name="P12">The Pitch Wheel might need to be calibrated to its center position to properly sweep the full range selected. <text:s/>To calibrate the Pitch Wheel:</text:p>
      <text:list xml:id="list2653713342" text:style-name="LS21">
        <text:list-item>
          <text:p text:style-name="P94">Center the Pitch Wheel.</text:p>
        </text:list-item>
        <text:list-item>
          <text:p text:style-name="P94"><text:span text:style-name="T25">While maintaining “from tape” pressed </text:span>Press the “<text:span text:style-name="T25">3</text:span>” button on the keypad. <text:s/>The display will indicate that the Pitch Wheel has been calibrated. </text:p>
        </text:list-item>
      </text:list>
      <text:h text:style-name="P58" text:outline-level="10"><text:bookmark-start text:name="__RefHeading__20367_708433132"/><text:bookmark text:name="h.bti590aqyjq7"/>Modulation Wheel<text:bookmark-end text:name="__RefHeading__20367_708433132"/></text:h>
      <text:h text:style-name="Heading_20_3" text:outline-level="10"><text:bookmark-start text:name="__RefHeading__7868_1522849121"/><text:span text:style-name="T28">Wheel</text:span> Depth<text:bookmark-end text:name="__RefHeading__7868_1522849121"/></text:h>
      <text:p text:style-name="P8">The range of the Modulation wheel can be set for Full, <text:span text:style-name="T25">High, </text:span>Half or Minimum to control the depth of modulation over the range of the wheel. <text:span text:style-name="T25">T</text:span>o set the Modulation Wheel depth press the “<text:span text:style-name="T25">3</text:span>” <text:span text:style-name="T25">once on the additional parameters page and use the “Speed” knob</text:span> to <text:span text:style-name="T24">select it</text:span>.</text:p>
      <text:p text:style-name="Heading_20_3"><text:bookmark-start text:name="__RefHeading__7870_1522849121"/>Wheel Target<text:bookmark-end text:name="__RefHeading__7870_1522849121"/></text:p>
      <text:p text:style-name="P16">The Modulation wheel can either control the LFO or the Vibrato, the other being controlled by the modulation delay. Pressing “4” twice on the additional parameters page and using the “Speed” knob <text:span text:style-name="T29">changes this.</text:span></text:p>
      <text:h text:style-name="P67" text:outline-level="10"><text:bookmark-start text:name="__RefHeading__7872_1522849121"/>Modulation <text:span text:style-name="T29">Delay</text:span><text:bookmark-end text:name="__RefHeading__7872_1522849121"/></text:h>
      <text:p text:style-name="P41"><text:span text:style-name="T12">The modulation delay can be adjusted by pressing “4” once on the additional parameters page</text:span><text:span text:style-name="T15">.</text:span></text:p>
      <text:h text:style-name="P63" text:outline-level="10"/>
      <text:h text:style-name="P53" text:outline-level="10"><text:bookmark-start text:name="__RefHeading__20369_708433132"/><text:bookmark text:name="h.x9qoait6u28f"/>Envelope Generator Mode<text:bookmark-end text:name="__RefHeading__20369_708433132"/></text:h>
      <text:p text:style-name="P2">Four Envelope Generator (EG) modes are supported for both the Amplifier and the Filter: Fast Linear, Slow Linear and Fast Exponential and Slow Exponential which controls the response of the slope of the rise and fall of the attack, decay and release phase. <text:s/>To select the desired response:</text:p>
      <text:p text:style-name="P2">For the Amplifier EG:</text:p>
      <text:list xml:id="list604919497" text:style-name="LS22">
        <text:list-item>
          <text:p text:style-name="P106">If you are in preset mode, make sure “to tape” is lit, else press it to access the additional parameters page.</text:p>
        </text:list-item>
        <text:list-item>
          <text:p text:style-name="P95">Press the “<text:span text:style-name="T25">5</text:span>” <text:span text:style-name="T25">once on the additional parameters page and use the “Speed” knob</text:span> to <text:span text:style-name="T24">select it</text:span>.</text:p>
        </text:list-item>
      </text:list>
      <text:p text:style-name="P2">For the Filter EG:</text:p>
      <text:list xml:id="list174033443358756" text:continue-list="list604919497" text:style-name="LS22">
        <text:list-item text:start-value="1">
          <text:p text:style-name="P106">If you are in preset mode, make sure “to tape” is lit, else press it to access the additional parameters page.</text:p>
        </text:list-item>
        <text:list-item>
          <text:p text:style-name="P95">Press the “<text:span text:style-name="T25">5</text:span>” <text:span text:style-name="T25">twice on the additional parameters page and use the “Speed” knob</text:span> to <text:span text:style-name="T24">select it</text:span>.</text:p>
        </text:list-item>
      </text:list>
      <text:h text:style-name="P52" text:outline-level="10"><text:bookmark-start text:name="__RefHeading__20371_708433132"/><text:bookmark text:name="h.ebivcnxzxfw0"/>Oscillator Range Control<text:bookmark-end text:name="__RefHeading__20371_708433132"/></text:h>
      <text:p text:style-name="P11">Oscillator A and B frequency ranges are now controllable in <text:span text:style-name="T26">three</text:span> modes: <text:span text:style-name="T26">Octave</text:span> (the default value), Chromatic <text:span text:style-name="T26">and Free</text:span>. <text:s/>The range remains the same but it is now possible to sweep the frequency of the oscillators with a greater <text:span text:style-name="T38">or smaller </text:span>degree of fine control. <text:s/>To select the oscillator sweep mode, press button “<text:span text:style-name="T26">8</text:span>” <text:span text:style-name="T26">twice on the additional parameters page and use the “Speed” knob</text:span> to <text:span text:style-name="T24">select it.</text:span></text:p>
      <text:p text:style-name="Heading_20_2"/>
      <text:p text:style-name="P40"><text:bookmark-start text:name="__RefHeading__7874_1522849121"/>Midi <text:span text:style-name="T37">C</text:span>hannels<text:bookmark-end text:name="__RefHeading__7874_1522849121"/></text:p>
      <text:p text:style-name="P21"><text:span text:style-name="T27">Miscellaneous Settings function “1” selects the MIDI receive channel, it can be “OMNI” to receive on all channels</text:span>.</text:p>
      <text:p text:style-name="P20"/>
      <text:p text:style-name="P21"><text:span text:style-name="T27">Miscellaneous Settings function “2” selects the MIDI send channel</text:span>. <text:span text:style-name="T30">The Prophet 600 will transmit note on / note off from the keyboard or the arpeggiator, plus pitch bend wheel and modulation wheel changes.</text:span></text:p>
      <text:p text:style-name="P43"><text:bookmark-start text:name="__RefHeading__6130_1522849121"/>Voice <text:span text:style-name="T37">D</text:span>efeat<text:bookmark-end text:name="__RefHeading__6130_1522849121"/></text:p>
      <text:p text:style-name="P42">One or more voices from the Prophet 600 can be turned off. This can be useful if e.g. they aren’t working fine.</text:p>
      <text:p text:style-name="P42">Use Miscellaneous Settings function “5” to select a voice <text:span text:style-name="T38">number</text:span> <text:span text:style-name="T38">from 1 to 6</text:span>, and function “6” to turn it on or off.</text:p>
      <text:p text:style-name="Heading_20_2"><text:bookmark-start text:name="__RefHeading__6132_1522849121"/>Synchronisation source<text:bookmark-end text:name="__RefHeading__6132_1522849121"/></text:p>
      <text:p text:style-name="P42">Miscellaneous Settings function “8” allows for one of three synchronization sources to be selected for the arpeggiator:</text:p>
      <text:list xml:id="list2156407754" text:style-name="L3">
        <text:list-item>
          <text:p text:style-name="P120">Internal: this is the default setting, the Prophet 600 will generate its own clock.</text:p>
        </text:list-item>
        <text:list-item>
          <text:p text:style-name="P120">MIDI: a fraction of the incoming MIDI clock will be used to clock the arpeggiator.</text:p>
        </text:list-item>
        <text:list-item>
          <text:p text:style-name="P120">Tape: you can plug any pulse clock source on the “Cassette in” jack. A fraction of it will be used to clock the arpeggiator.</text:p>
        </text:list-item>
      </text:list>
      <text:h text:style-name="P52" text:outline-level="10"><text:bookmark-start text:name="__RefHeading__20377_708433132"/><text:span text:style-name="T33">Managing</text:span> Sound Libraries through SysEx<text:bookmark-end text:name="__RefHeading__20377_708433132"/></text:h>
      <text:h text:style-name="Heading_20_3" text:outline-level="10"><text:bookmark-start text:name="__RefHeading__1684_1443114033"/>Loading<text:bookmark-end text:name="__RefHeading__1684_1443114033"/></text:h>
      <text:p text:style-name="P2">Loading a SysEx library will overwrite your existing stored patches. <text:s/>To load a complete SysEx Library:</text:p>
      <text:list xml:id="list2978959020" text:style-name="LS25">
        <text:list-item>
          <text:p text:style-name="P96">Connect the instrument via MIDI.</text:p>
        </text:list-item>
        <text:list-item>
          <text:p text:style-name="P96">Load the SysEx file into a utility or into your sequencer application. <text:s/>Good utilities include:</text:p>
          <text:list>
            <text:list-item>
              <text:p text:style-name="P114"><text:span text:style-name="T12">Windows: </text:span><text:a xlink:type="simple" xlink:href="http://www.midiox.com/" text:style-name="Internet_20_link" text:visited-style-name="Visited_20_Internet_20_Link">http</text:a><text:a xlink:type="simple" xlink:href="http://www.midiox.com/" text:style-name="Internet_20_link" text:visited-style-name="Visited_20_Internet_20_Link">://</text:a><text:a xlink:type="simple" xlink:href="http://www.midiox.com/" text:style-name="Internet_20_link" text:visited-style-name="Visited_20_Internet_20_Link">www</text:a><text:a xlink:type="simple" xlink:href="http://www.midiox.com/" text:style-name="Internet_20_link" text:visited-style-name="Visited_20_Internet_20_Link">.</text:a><text:a xlink:type="simple" xlink:href="http://www.midiox.com/" text:style-name="Internet_20_link" text:visited-style-name="Visited_20_Internet_20_Link">midiox</text:a><text:a xlink:type="simple" xlink:href="http://www.midiox.com/" text:style-name="Internet_20_link" text:visited-style-name="Visited_20_Internet_20_Link">.</text:a><text:a xlink:type="simple" xlink:href="http://www.midiox.com/" text:style-name="Internet_20_link" text:visited-style-name="Visited_20_Internet_20_Link">com</text:a><text:a xlink:type="simple" xlink:href="http://www.midiox.com/" text:style-name="Internet_20_link" text:visited-style-name="Visited_20_Internet_20_Link">/</text:a></text:p>
            </text:list-item>
            <text:list-item>
              <text:p text:style-name="P114"><text:span text:style-name="T12">OSX: </text:span><text:a xlink:type="simple" xlink:href="http://www.snoize.com/SysExLibrarian/" text:style-name="Internet_20_link" text:visited-style-name="Visited_20_Internet_20_Link">http</text:a><text:a xlink:type="simple" xlink:href="http://www.snoize.com/SysExLibrarian/" text:style-name="Internet_20_link" text:visited-style-name="Visited_20_Internet_20_Link">://</text:a><text:a xlink:type="simple" xlink:href="http://www.snoize.com/SysExLibrarian/" text:style-name="Internet_20_link" text:visited-style-name="Visited_20_Internet_20_Link">www</text:a><text:a xlink:type="simple" xlink:href="http://www.snoize.com/SysExLibrarian/" text:style-name="Internet_20_link" text:visited-style-name="Visited_20_Internet_20_Link">.</text:a><text:a xlink:type="simple" xlink:href="http://www.snoize.com/SysExLibrarian/" text:style-name="Internet_20_link" text:visited-style-name="Visited_20_Internet_20_Link">snoize</text:a><text:a xlink:type="simple" xlink:href="http://www.snoize.com/SysExLibrarian/" text:style-name="Internet_20_link" text:visited-style-name="Visited_20_Internet_20_Link">.</text:a><text:a xlink:type="simple" xlink:href="http://www.snoize.com/SysExLibrarian/" text:style-name="Internet_20_link" text:visited-style-name="Visited_20_Internet_20_Link">com</text:a><text:a xlink:type="simple" xlink:href="http://www.snoize.com/SysExLibrarian/" text:style-name="Internet_20_link" text:visited-style-name="Visited_20_Internet_20_Link">/</text:a><text:a xlink:type="simple" xlink:href="http://www.snoize.com/SysExLibrarian/" text:style-name="Internet_20_link" text:visited-style-name="Visited_20_Internet_20_Link">SysExLibrarian</text:a><text:a xlink:type="simple" xlink:href="http://www.snoize.com/SysExLibrarian/" text:style-name="Internet_20_link" text:visited-style-name="Visited_20_Internet_20_Link">/</text:a></text:p>
            </text:list-item>
          </text:list>
        </text:list-item>
        <text:list-item>
          <text:p text:style-name="P96">Determine the appropriate transmission channel of the SysEx utility or sequencer application. <text:s/></text:p>
        </text:list-item>
        <text:list-item>
          <text:p text:style-name="P96">Set the Prophet 600 receive channel to the same channel that the SysEx will be transmitted by either selecting the specific channel or simply selecting OMNI (receive on all channels).</text:p>
        </text:list-item>
        <text:list-item>
          <text:p text:style-name="P96">Transmit the data to the instrument. </text:p>
        </text:list-item>
      </text:list>
      <text:p text:style-name="Heading_20_3"><text:bookmark-start text:name="__RefHeading__7876_1522849121"/>Saving<text:bookmark-end text:name="__RefHeading__7876_1522849121"/></text:p>
      <text:p text:style-name="P22"><text:span text:style-name="T27">Miscellaneous Settings function “</text:span>6<text:span text:style-name="T27">” </text:span>will send a SysEx dump of all presets on MIDI out. Use your favourite SysEx utility to store it.</text:p>
      <text:h text:style-name="P51" text:outline-level="10"/>
      <text:h text:style-name="P49" text:outline-level="10"><text:bookmark-start text:name="__RefHeading__20379_708433132"/><text:bookmark text:name="h.ui5y7rr6rqs9"/>Troubleshooting and Bugs<text:bookmark-end text:name="__RefHeading__20379_708433132"/></text:h>
      <text:p text:style-name="P2">This version of the firmware <text:span text:style-name="T34">has been</text:span> tested on many Prophet 600s. <text:s/>Issues <text:span text:style-name="T34">may still </text:span>arise in an instrument manufactured over 30 years ago operating in varied environments; components age unevenly. <text:s/>We invite you to submit issues and bugs but understand that in some cases issues might have to do more with the physical characteristics of the instrument than with software. <text:s/>Here are couple of things to think about:</text:p>
      <text:list xml:id="list2881746287" text:style-name="LS26">
        <text:list-item>
          <text:p text:style-name="P97">Switch the instrument off, think of your grammar school teacher and then switch it back on again. Often, this all that is needed to restore the instrument. </text:p>
        </text:list-item>
        <text:list-item>
          <text:p text:style-name="P97">Check your MIDI is properly set-up. <text:s/>Is it transmitting messages that might be causing the instrument to misbehave. <text:s/>Filter those messages. </text:p>
        </text:list-item>
        <text:list-item>
          <text:p text:style-name="P97">Check for a new hex file for an updated firmware version. <text:s/></text:p>
        </text:list-item>
        <text:list-item>
          <text:p text:style-name="P97">How did the instrument operate before the upgrade? <text:s/>If the instrument becomes unstable, restore the original Z80 and observe the behaviour. </text:p>
        </text:list-item>
        <text:list-item>
          <text:p text:style-name="P97">Power Supply: Unstable power supplies can cause a lot of issues with digital/analogue hybrid synthesisers. <text:s/></text:p>
        </text:list-item>
        <text:list-item>
          <text:p text:style-name="P97">Locked or unstable parameters: Pots can generate unstable voltages that toggle between two states. <text:s/>This was not an issue when the resolution on the Prophet 600 was lower, say four or six bits. <text:s/>However, with higher depth resolution, you might hear the <text:span text:style-name="T29">artefacts</text:span> of dirty or faulty pots causing slight wavering in the sound. <text:s/>Particularly susceptible parameters include the Pulse Width and the Filter Cutoff with a high Resonance setting. <text:s/>The solution is to clean the pot, change it or move the pot to a new location. <text:s/>You can also use a MIDI controller to set values and then store them. </text:p>
        </text:list-item>
        <text:list-item>
          <text:p text:style-name="P115"><text:span text:style-name="T12">Keep abreast of changes and report issues at Github-Issues: </text:span><text:a xlink:type="simple" xlink:href="https://github.com/gligli/p600fw/issues" text:style-name="Internet_20_link" text:visited-style-name="Visited_20_Internet_20_Link">https</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github</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com</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gligli</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p</text:a><text:a xlink:type="simple" xlink:href="https://github.com/gligli/p600fw/issues" text:style-name="Internet_20_link" text:visited-style-name="Visited_20_Internet_20_Link">600</text:a><text:a xlink:type="simple" xlink:href="https://github.com/gligli/p600fw/issues" text:style-name="Internet_20_link" text:visited-style-name="Visited_20_Internet_20_Link">fw</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issues</text:a><text:span text:style-name="T12">.</text:span></text:p>
        </text:list-item>
      </text:list>
      <text:p text:style-name="P2"/>
      <text:p text:style-name="P2"/>
      <text:p text:style-name="P2">. <text:s/></text:p>
      <text:p text:style-name="P2"/>
      <text:p text:style-name="P2"/>
      <text:h text:style-name="P48" text:outline-level="10"><text:bookmark text:name="h.ordv3r8atp1h"/></text:h>
      <text:h text:style-name="P48" text:outline-level="10"><text:bookmark text:name="h.bqwtt9nkpyls"/></text:h>
      <text:h text:style-name="P48" text:outline-level="10"><text:bookmark text:name="h.y5fptnsfyptw"/></text:h>
      <text:h text:style-name="P49" text:outline-level="10"><text:bookmark-start text:name="__RefHeading__20381_708433132"/><text:bookmark text:name="h.7ymbwlen18uh"/><text:bookmark text:name="h.cn0zewin7559"/>Appendix<text:bookmark-end text:name="__RefHeading__20381_708433132"/></text:h>
      <text:h text:style-name="P61" text:outline-level="10"><text:bookmark-start text:name="__RefHeading__20383_708433132"/><text:bookmark text:name="h.1s3w3mkk8z5t"/>MIDI Implementation <text:bookmark-end text:name="__RefHeading__20383_708433132"/></text:h>
      <text:p text:style-name="P10"/>
      <text:p text:style-name="P2">Two types of MIDI controllers are implemented:</text:p>
      <text:list xml:id="list1402363327" text:style-name="LS27">
        <text:list-item>
          <text:p text:style-name="P98">Continuous parameters: 0-16383 using 2 CCs, or 0-127 using only the coarse one.</text:p>
        </text:list-item>
        <text:list-item>
          <text:p text:style-name="P116"><text:span text:style-name="T12">Stepped parameters: 0-127, variable number of steps. </text:span><text:span text:style-name="T16">They</text:span> work by dividing the 0-<text:span text:style-name="T39">1</text:span>27 range is as many zones as there is choices for the parameter. <text:span text:style-name="T39">E.g.</text:span>: "Unison" is off for 0-63 and on for 64-127. </text:p>
        </text:list-item>
      </text:list>
      <text:p text:style-name="P2"/>
      <text:p text:style-name="P2">The Prophet 600 receives Continuous Controllers in Preset mode only. <text:s/></text:p>
      <text:p text:style-name="P10"><text:bookmark text:name="h.suwbpqynmx45"/></text:p>
      <text:h text:style-name="P64" text:outline-level="10"><draw:frame draw:style-name="fr2" draw:name="Object3" text:anchor-type="paragraph" svg:width="10.243cm" svg:height="22.86cm" draw:z-index="3"><draw:object xlink:href="./Object 3" xlink:type="simple" xlink:show="embed" xlink:actuate="onLoad"/><draw:image xlink:href="./ObjectReplacements/Object 3" xlink:type="simple" xlink:show="embed" xlink:actuate="onLoad"/></draw:frame></text:h>
      <text:h text:style-name="P62" text:outline-level="10"><text:bookmark-start text:name="__RefHeading__20385_708433132"/><text:bookmark text:name="h.69xj3yvw7msy"/><text:bookmark text:name="h.qia8frgidafl"/>Resources<text:bookmark-end text:name="__RefHeading__20385_708433132"/></text:h>
      <text:p text:style-name="P2"/>
      <text:p text:style-name="P32"><text:span text:style-name="T12">Project Site: </text:span><text:a xlink:type="simple" xlink:href="http://gligli.github.io/p600fw/" text:style-name="Internet_20_link" text:visited-style-name="Visited_20_Internet_20_Link"><text:span text:style-name="T18">http://gligli.github.io/p600fw/</text:span></text:a></text:p>
      <text:p text:style-name="P32"><text:span text:style-name="T12">Issues/Bugs: </text:span><text:a xlink:type="simple" xlink:href="https://github.com/gligli/p600fw/issues" text:style-name="Internet_20_link" text:visited-style-name="Visited_20_Internet_20_Link">https</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github</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com</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gligli</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p</text:a><text:a xlink:type="simple" xlink:href="https://github.com/gligli/p600fw/issues" text:style-name="Internet_20_link" text:visited-style-name="Visited_20_Internet_20_Link">600</text:a><text:a xlink:type="simple" xlink:href="https://github.com/gligli/p600fw/issues" text:style-name="Internet_20_link" text:visited-style-name="Visited_20_Internet_20_Link">fw</text:a><text:a xlink:type="simple" xlink:href="https://github.com/gligli/p600fw/issues" text:style-name="Internet_20_link" text:visited-style-name="Visited_20_Internet_20_Link">/</text:a><text:a xlink:type="simple" xlink:href="https://github.com/gligli/p600fw/issues" text:style-name="Internet_20_link" text:visited-style-name="Visited_20_Internet_20_Link">issues</text:a></text:p>
      <text:p text:style-name="P32"><text:span text:style-name="T12">Teensy Site: </text:span><text:a xlink:type="simple" xlink:href="http://www.pjrc.com/teensy/index.html" text:style-name="Internet_20_link" text:visited-style-name="Visited_20_Internet_20_Link">http</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www</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pjrc</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com</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teensy</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index</text:a><text:a xlink:type="simple" xlink:href="http://www.pjrc.com/teensy/index.html" text:style-name="Internet_20_link" text:visited-style-name="Visited_20_Internet_20_Link">.</text:a><text:a xlink:type="simple" xlink:href="http://www.pjrc.com/teensy/index.html" text:style-name="Internet_20_link" text:visited-style-name="Visited_20_Internet_20_Link">html</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pitch="variable"/>
    <style:font-face style:name="Helvetica Neue" svg:font-family="'Helvetica Neue'"/>
    <style:font-face style:name="MS Mincho" svg:font-family="'MS Mincho'"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rebuchet MS" svg:font-family="'Trebuchet MS'"/>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loext:opacity="0%" style:font-name="Times New Roman" fo:font-size="10pt" fo:language="en" fo:country="GB"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Heading_20_1" style:display-name="Heading 1"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break-before="auto" fo:break-after="auto"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fo:font-weight="bold" style:font-name-asian="Trebuchet MS" style:font-family-asian="'Trebuchet MS'" style:font-size-asian="11pt" style:font-weight-asian="bold" style:font-name-complex="Trebuchet MS" style:font-family-complex="'Trebuchet MS'" style:font-size-complex="11pt" style:font-weight-complex="bold"/>
    </style:style>
    <style:style style:name="Heading_20_4" style:display-name="Heading 4"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break-before="auto" fo:break-after="auto" style:writing-mode="lr-tb"/>
      <style:text-properties fo:color="#666666" loext:opacity="100%"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break-before="auto" fo:break-after="auto"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break-before="auto" fo:break-after="auto" style:writing-mode="lr-tb"/>
      <style:text-properties fo:color="#666666" loext:opacity="100%"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017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6.5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01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5.512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1"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2"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3"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4"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5"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6"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7"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1Level8"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0"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1"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2"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3"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4"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5"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6"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7"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2Level8" style:family="text">
      <style:text-properties fo:color="#000000" loext:opacity="100%" style:text-line-through-style="none" style:text-line-through-type="none" style:font-name="Arial" fo:font-family="Arial" style:font-family-generic="swiss" style:font-pitch="variable" fo:font-size="10pt" fo:font-style="normal" style:text-underline-style="none" fo:font-weight="normal" style:font-name-asian="Arial" style:font-family-asian="Arial" style:font-family-generic-asian="swiss" style:font-pitch-asian="variable" style:font-size-asian="10pt" style:font-style-asian="normal" style:font-weight-asian="normal" style:font-name-complex="Arial" style:font-family-complex="Arial" style:font-family-generic-complex="swiss" style:font-pitch-complex="variable" style:font-size-complex="10pt" style:font-style-complex="normal" style:font-weight-complex="normal"/>
    </style:style>
    <style:style style:name="List3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3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4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5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5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8Level0"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1"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2"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3"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4"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5"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6"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7"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8Level8" style:family="text">
      <style:text-properties fo:color="#000000" loext:opacity="100%" style:text-line-through-style="none" style:text-line-through-type="none" style:font-name="Helvetica Neue" fo:font-family="'Helvetica Neue'" fo:font-size="11pt" fo:font-style="normal" style:text-underline-style="none" fo:font-weight="normal" style:font-name-asian="Helvetica Neue" style:font-family-asian="'Helvetica Neue'" style:font-size-asian="11pt" style:font-style-asian="normal" style:font-weight-asian="normal" style:font-name-complex="Helvetica Neue" style:font-family-complex="'Helvetica Neue'" style:font-size-complex="11pt" style:font-style-complex="normal" style:font-weight-complex="normal"/>
    </style:style>
    <style:style style:name="List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1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1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4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4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5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16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6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8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19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0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1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2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3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4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5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5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0"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1"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2"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3"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4"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5"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6"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7"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6Level8" style:family="text">
      <style:text-properties fo:color="#000000" loext:opacity="100%" style:text-line-through-style="none" style:text-line-through-type="none" style:font-name="Helvetica Neue" fo:font-family="'Helvetica Neue'" fo:font-size="10pt" fo:font-style="normal" style:text-underline-style="none" fo:font-weight="normal" style:font-name-asian="Helvetica Neue" style:font-family-asian="'Helvetica Neue'" style:font-size-asian="10pt" style:font-style-asian="normal" style:font-weight-asian="normal" style:font-name-complex="Helvetica Neue" style:font-family-complex="'Helvetica Neue'" style:font-size-complex="10pt" style:font-style-complex="normal" style:font-weight-complex="normal"/>
    </style:style>
    <style:style style:name="List27Level0"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1"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2"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3"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4"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5"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6"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7"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List27Level8" style:family="text">
      <style:text-properties fo:color="#000000" loext:opacity="1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Footnote_20_Symbol" style:display-name="Footnote Symbol" style:family="text"/>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page"/>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master-page-name="Standard">
      <style:paragraph-properties fo:line-height="115%" fo:text-align="center" style:justify-single-word="false" style:page-number="auto" fo:break-before="auto" fo:break-after="auto" style:writing-mode="lr-tb"/>
      <style:text-properties fo:language="en" fo:country="GB"/>
    </style:style>
    <style:style style:name="MP2" style:family="paragraph" style:parent-style-name="Standard">
      <style:paragraph-properties fo:line-height="115%" fo:text-align="end" style:justify-single-word="false" fo:break-before="auto" fo:break-after="auto" style:writing-mode="lr-tb"/>
      <style:text-properties fo:language="en" fo:country="GB"/>
    </style:style>
    <style:style style:name="MT1" style:family="text">
      <style:text-properties style:font-name="Helvetica Neue" style:font-name-asian="Helvetica Neue" style:font-name-complex="Helvetica Neue"/>
    </style:style>
    <style:style style:name="MT2" style:family="text">
      <style:text-properties officeooo:rsid="002cd862"/>
    </style:style>
    <style:page-layout style:name="Mpm1">
      <style:page-layout-properties fo:page-width="21.59cm" fo:page-height="27.94cm" style:num-format="1" style:print-orientation="portrait" fo:margin-top="2.54cm" fo:margin-bottom="1.249cm" fo:margin-left="2.54cm" fo:margin-right="2.54cm" fo:border="none" fo:padding="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1.291cm" fo:margin-left="0cm" fo:margin-right="0cm" fo:margin-top="1.291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span text:style-name="MT1"><text:page-number text:select-page="current">15</text:page-number></text:span><text:span text:style-name="MT1">.</text:span></text:p>
        <text:p text:style-name="MP2"><text:span text:style-name="MT2">Release</text:span> <text:span text:style-name="MT2">2.</text:span>0</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2.2.2$Linux_X86_64 LibreOffice_project/20$Build-2</meta:generator>
    <dc:title/>
    <meta:initial-creator/>
    <meta:editing-cycles>40</meta:editing-cycles>
    <dc:date>2021-11-13T17:40:31.625017589</dc:date>
    <meta:editing-duration>PT1H36M51S</meta:editing-duration>
    <meta:document-statistic meta:table-count="0" meta:image-count="1" meta:object-count="3" meta:page-count="15" meta:paragraph-count="208" meta:word-count="2995" meta:character-count="17646" meta:non-whitespace-character-count="1483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3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2"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fo:background-color="#ffffcc" style:text-align-source="value-type" style:repeat-content="false" fo:border="0.06pt solid #000000"/>
      <style:paragraph-properties fo:margin-left="0cm"/>
    </style:style>
    <style:style style:name="ce6"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ce2"/>
        <table:table-column table:style-name="co2" table:default-cell-style-name="ce4"/>
        <table:table-column table:style-name="co3" table:default-cell-style-name="ce6"/>
        <table:table-row table:style-name="ro1">
          <table:table-cell table:style-name="ce1" office:value-type="string" calcext:value-type="string">
            <text:p><text:span text:style-name="T1">Keypad</text:span> #</text:p>
          </table:table-cell>
          <table:table-cell table:style-name="ce3" office:value-type="string" calcext:value-type="string" table:number-columns-spanned="1" table:number-rows-spanned="2">
            <text:p>Parameter name</text:p>
          </table:table-cell>
          <table:table-cell table:style-name="ce3" office:value-type="string" calcext:value-type="string" table:number-columns-spanned="1" table:number-rows-spanned="2">
            <text:p>Choices</text:p>
          </table:table-cell>
        </table:table-row>
        <table:table-row table:style-name="ro2">
          <table:table-cell table:style-name="ce1" office:value-type="string" calcext:value-type="string">
            <text:p><text:span text:style-name="T1">First press</text:span></text:p>
          </table:table-cell>
          <table:covered-table-cell table:number-columns-repeated="2" table:style-name="ce1"/>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3">
          <table:table-cell office:value-type="float" office:value="1" calcext:value-type="float">
            <text:p>1</text:p>
          </table:table-cell>
          <table:table-cell office:value-type="string" calcext:value-type="string">
            <text:p>LFO shape</text:p>
          </table:table-cell>
          <table:table-cell office:value-type="string" calcext:value-type="string">
            <text:p>Pulse-Triangle, Random-Sine, Noise-Saw</text:p>
          </table:table-cell>
        </table:table-row>
        <table:table-row table:style-name="ro1">
          <table:table-cell office:value-type="float" office:value="2" calcext:value-type="float">
            <text:p>2</text:p>
          </table:table-cell>
          <table:table-cell office:value-type="string" calcext:value-type="string">
            <text:p>Vibrato speed</text:p>
          </table:table-cell>
          <table:table-cell office:value-type="string" calcext:value-type="string">
            <text:p>-</text:p>
          </table:table-cell>
        </table:table-row>
        <table:table-row table:style-name="ro2">
          <table:table-cell office:value-type="float" office:value="3" calcext:value-type="float">
            <text:p>3</text:p>
          </table:table-cell>
          <table:table-cell office:value-type="string" calcext:value-type="string">
            <text:p>Vibrato amount</text:p>
          </table:table-cell>
          <table:table-cell office:value-type="string" calcext:value-type="string">
            <text:p>-</text:p>
          </table:table-cell>
        </table:table-row>
        <table:table-row table:style-name="ro3">
          <table:table-cell office:value-type="float" office:value="4" calcext:value-type="float">
            <text:p>4</text:p>
          </table:table-cell>
          <table:table-cell office:value-type="string" calcext:value-type="string">
            <text:p>Modulation delay</text:p>
          </table:table-cell>
          <table:table-cell office:value-type="string" calcext:value-type="string">
            <text:p>-</text:p>
          </table:table-cell>
        </table:table-row>
        <table:table-row table:style-name="ro3">
          <table:table-cell office:value-type="float" office:value="5" calcext:value-type="float">
            <text:p>5</text:p>
          </table:table-cell>
          <table:table-cell office:value-type="string" calcext:value-type="string">
            <text:p>Amplifier envelope shape</text:p>
          </table:table-cell>
          <table:table-cell office:value-type="string" calcext:value-type="string">
            <text:p>Fast-exp, fast-lin, slow-exp, slow-lin</text:p>
          </table:table-cell>
        </table:table-row>
        <table:table-row table:style-name="ro3">
          <table:table-cell office:value-type="float" office:value="6" calcext:value-type="float">
            <text:p>6</text:p>
          </table:table-cell>
          <table:table-cell office:value-type="string" calcext:value-type="string">
            <text:p>Bender target</text:p>
          </table:table-cell>
          <table:table-cell office:value-type="string" calcext:value-type="string">
            <text:p>Off, VCO, VCF, Volume</text:p>
          </table:table-cell>
        </table:table-row>
        <table:table-row table:style-name="ro1">
          <table:table-cell office:value-type="float" office:value="7" calcext:value-type="float">
            <text:p>7</text:p>
          </table:table-cell>
          <table:table-cell office:value-type="string" calcext:value-type="string">
            <text:p>Glide</text:p>
          </table:table-cell>
          <table:table-cell office:value-type="string" calcext:value-type="string">
            <text:p>-</text:p>
          </table:table-cell>
        </table:table-row>
        <table:table-row table:style-name="ro3">
          <table:table-cell office:value-type="float" office:value="8" calcext:value-type="float">
            <text:p>8</text:p>
          </table:table-cell>
          <table:table-cell office:value-type="string" calcext:value-type="string">
            <text:p>Unison detune</text:p>
          </table:table-cell>
          <table:table-cell office:value-type="string" calcext:value-type="string">
            <text:p>-</text:p>
          </table:table-cell>
        </table:table-row>
        <table:table-row table:style-name="ro3">
          <table:table-cell office:value-type="float" office:value="9" calcext:value-type="float">
            <text:p>9</text:p>
          </table:table-cell>
          <table:table-cell office:value-type="string" calcext:value-type="string">
            <text:p>Amplifier velocity amount</text:p>
          </table:table-cell>
          <table:table-cell office:value-type="string" calcext:value-type="string">
            <text:p>-</text:p>
          </table:table-cell>
        </table:table-row>
        <table:table-row table:style-name="ro2">
          <table:table-cell table:style-name="ce1" office:value-type="string" calcext:value-type="string">
            <text:p>Second press</text:p>
          </table:table-cell>
          <table:table-cell table:style-name="ce5"/>
          <table:table-cell table:style-name="ce2"/>
        </table:table-row>
        <table:table-row table:style-name="ro3">
          <table:table-cell office:value-type="float" office:value="0" calcext:value-type="float">
            <text:p>0</text:p>
          </table:table-cell>
          <table:table-cell office:value-type="string" calcext:value-type="string">
            <text:p>Arpeggiator speed</text:p>
          </table:table-cell>
          <table:table-cell office:value-type="string" calcext:value-type="string">
            <text:p>-</text:p>
          </table:table-cell>
        </table:table-row>
        <table:table-row table:style-name="ro2">
          <table:table-cell office:value-type="float" office:value="1" calcext:value-type="float">
            <text:p>1</text:p>
          </table:table-cell>
          <table:table-cell office:value-type="string" calcext:value-type="string">
            <text:p>LFO osc a/b target</text:p>
          </table:table-cell>
          <table:table-cell office:value-type="string" calcext:value-type="string">
            <text:p>AB, A, B</text:p>
          </table:table-cell>
        </table:table-row>
        <table:table-row table:style-name="ro3">
          <table:table-cell office:value-type="float" office:value="2" calcext:value-type="float">
            <text:p>2</text:p>
          </table:table-cell>
          <table:table-cell office:value-type="string" calcext:value-type="string">
            <text:p>LFO speed range</text:p>
          </table:table-cell>
          <table:table-cell office:value-type="string" calcext:value-type="string">
            <text:p>Low, High</text:p>
          </table:table-cell>
        </table:table-row>
        <table:table-row table:style-name="ro3">
          <table:table-cell office:value-type="float" office:value="3" calcext:value-type="float">
            <text:p>3</text:p>
          </table:table-cell>
          <table:table-cell office:value-type="string" calcext:value-type="string">
            <text:p>Modulation wheel range</text:p>
          </table:table-cell>
          <table:table-cell office:value-type="string" calcext:value-type="string">
            <text:p>Min, Low, High, Full</text:p>
          </table:table-cell>
        </table:table-row>
        <table:table-row table:style-name="ro3">
          <table:table-cell office:value-type="float" office:value="4" calcext:value-type="float">
            <text:p>4</text:p>
          </table:table-cell>
          <table:table-cell office:value-type="string" calcext:value-type="string">
            <text:p>Modulation wheel target</text:p>
          </table:table-cell>
          <table:table-cell office:value-type="string" calcext:value-type="string">
            <text:p>LFO, Vibrato</text:p>
          </table:table-cell>
        </table:table-row>
        <table:table-row table:style-name="ro3">
          <table:table-cell office:value-type="float" office:value="5" calcext:value-type="float">
            <text:p>5</text:p>
          </table:table-cell>
          <table:table-cell office:value-type="string" calcext:value-type="string">
            <text:p>Filter envelope shape</text:p>
          </table:table-cell>
          <table:table-cell office:value-type="string" calcext:value-type="string">
            <text:p>Fast-exp, fast-lin, slow-exp, slow-lin</text:p>
          </table:table-cell>
        </table:table-row>
        <table:table-row table:style-name="ro2">
          <table:table-cell office:value-type="float" office:value="6" calcext:value-type="float">
            <text:p>6</text:p>
          </table:table-cell>
          <table:table-cell office:value-type="string" calcext:value-type="string">
            <text:p>Bender range</text:p>
          </table:table-cell>
          <table:table-cell office:value-type="string" calcext:value-type="string">
            <text:p>3rd, 5th, Octave</text:p>
          </table:table-cell>
        </table:table-row>
        <table:table-row table:style-name="ro3">
          <table:table-cell office:value-type="float" office:value="7" calcext:value-type="float">
            <text:p>7</text:p>
          </table:table-cell>
          <table:table-cell office:value-type="string" calcext:value-type="string">
            <text:p>Assigner priority mode</text:p>
          </table:table-cell>
          <table:table-cell office:value-type="string" calcext:value-type="string">
            <text:p>Last, Low, High</text:p>
          </table:table-cell>
        </table:table-row>
        <table:table-row table:style-name="ro3">
          <table:table-cell office:value-type="float" office:value="8" calcext:value-type="float">
            <text:p>8</text:p>
          </table:table-cell>
          <table:table-cell office:value-type="string" calcext:value-type="string">
            <text:p>Osc pitch mode</text:p>
          </table:table-cell>
          <table:table-cell office:value-type="string" calcext:value-type="string">
            <text:p>Free, Semitone, Octave</text:p>
          </table:table-cell>
        </table:table-row>
        <table:table-row table:style-name="ro3">
          <table:table-cell office:value-type="float" office:value="9" calcext:value-type="float">
            <text:p>9</text:p>
          </table:table-cell>
          <table:table-cell office:value-type="string" calcext:value-type="string">
            <text:p>Filter velocity amount</text:p>
          </table:table-cell>
          <table:table-cell office:value-type="string" calcext:value-type="string">
            <text:p>-</text:p>
          </table:table-cell>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4:00.351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21cm"/>
    </style:style>
    <style:style style:name="co2" style:family="table-column">
      <style:table-column-properties fo:break-before="auto" style:column-width="4.456cm"/>
    </style:style>
    <style:style style:name="co3" style:family="table-column">
      <style:table-column-properties fo:break-before="auto" style:column-width="7.056cm"/>
    </style:style>
    <style:style style:name="co4"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473cm" fo:break-before="auto" style:use-optimal-row-height="true"/>
    </style:style>
    <style:style style:name="ta1" style:family="table" style:master-page-name="Default">
      <style:table-properties table:display="true" style:writing-mode="lr-tb"/>
    </style:style>
    <number:number-style style:name="N10000" number:language="en" number:country="US">
      <number:number number:min-integer-digits="1"/>
    </number:number-style>
    <style:style style:name="ce1" style:family="table-cell" style:parent-style-name="Default" style:data-style-name="N10000">
      <style:table-cell-properties fo:background-color="#000080" style:text-align-source="fix" style:repeat-content="false" fo:border="0.06pt solid #000000" style:vertical-align="middle"/>
      <style:paragraph-properties fo:text-align="center" fo:margin-left="0cm"/>
    </style:style>
    <style:style style:name="ce2" style:family="table-cell" style:parent-style-name="Default" style:data-style-name="N10000">
      <style:table-cell-properties fo:background-color="#000080" style:text-align-source="fix" style:repeat-content="false" fo:border="0.06pt solid #000000"/>
      <style:paragraph-properties fo:text-align="center" fo:margin-left="0cm"/>
    </style:style>
    <style:style style:name="ce3" style:family="table-cell" style:parent-style-name="Default" style:data-style-name="N10000">
      <style:table-cell-properties fo:background-color="#ffffcc" style:text-align-source="fix" style:repeat-content="false" fo:border="0.06pt solid #000000"/>
      <style:paragraph-properties fo:text-align="center" fo:margin-left="0cm"/>
    </style:style>
    <style:style style:name="ce4" style:family="table-cell" style:parent-style-name="Default" style:data-style-name="N10000">
      <style:table-cell-properties style:text-align-source="value-type" style:repeat-content="false" fo:border="0.06pt solid #000000"/>
      <style:paragraph-properties fo:margin-left="0cm"/>
    </style:style>
    <style:style style:name="ce5" style:family="table-cell" style:parent-style-name="Default" style:data-style-name="N10000">
      <style:table-cell-properties style:text-align-source="fix" style:repeat-content="false" fo:border="0.06pt solid #000000"/>
      <style:paragraph-properties fo:text-align="center" fo:margin-left="0cm"/>
    </style:style>
    <style:style style:name="T1" style:family="text">
      <style:text-properties fo:country="none"/>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number-rows-repeated="28">
          <table:table-cell table:number-columns-repeated="3"/>
        </table:table-row>
        <table:table-row table:style-name="ro1">
          <table:table-cell table:style-name="ce1" office:value-type="string" calcext:value-type="string" table:number-columns-spanned="1" table:number-rows-spanned="2">
            <text:p><text:span text:style-name="T1">Keypad</text:span> #</text:p>
          </table:table-cell>
          <table:table-cell table:style-name="ce1" office:value-type="string" calcext:value-type="string" table:number-columns-spanned="1" table:number-rows-spanned="2">
            <text:p>Function name</text:p>
          </table:table-cell>
          <table:table-cell table:style-name="ce1" office:value-type="string" calcext:value-type="string" table:number-columns-spanned="1" table:number-rows-spanned="2">
            <text:p>Choices</text:p>
          </table:table-cell>
        </table:table-row>
        <table:table-row table:style-name="ro1">
          <table:covered-table-cell table:number-columns-repeated="3" table:style-name="ce2"/>
        </table:table-row>
        <table:table-row table:style-name="ro2">
          <table:table-cell table:style-name="ce3" office:value-type="float" office:value="1" calcext:value-type="float">
            <text:p>1</text:p>
          </table:table-cell>
          <table:table-cell table:style-name="ce4" office:value-type="string" calcext:value-type="string">
            <text:p>MIDI receive channel</text:p>
          </table:table-cell>
          <table:table-cell table:style-name="ce5" office:value-type="string" calcext:value-type="string">
            <text:p>Omni, 1-16</text:p>
          </table:table-cell>
        </table:table-row>
        <table:table-row table:style-name="ro2">
          <table:table-cell table:style-name="ce3" office:value-type="float" office:value="2" calcext:value-type="float">
            <text:p>2</text:p>
          </table:table-cell>
          <table:table-cell table:style-name="ce4" office:value-type="string" calcext:value-type="string">
            <text:p>MIDI send channel</text:p>
          </table:table-cell>
          <table:table-cell table:style-name="ce5" office:value-type="string" calcext:value-type="string">
            <text:p>1-16</text:p>
          </table:table-cell>
        </table:table-row>
        <table:table-row table:style-name="ro2">
          <table:table-cell table:style-name="ce3" office:value-type="float" office:value="3" calcext:value-type="float">
            <text:p>3</text:p>
          </table:table-cell>
          <table:table-cell table:style-name="ce4" office:value-type="string" calcext:value-type="string">
            <text:p>Calibrate bender</text:p>
          </table:table-cell>
          <table:table-cell table:style-name="ce5" office:value-type="string" calcext:value-type="string">
            <text:p>-</text:p>
          </table:table-cell>
        </table:table-row>
        <table:table-row table:style-name="ro2">
          <table:table-cell table:style-name="ce3" office:value-type="float" office:value="4" calcext:value-type="float">
            <text:p>4</text:p>
          </table:table-cell>
          <table:table-cell table:style-name="ce4" office:value-type="string" calcext:value-type="string">
            <text:p>Select voice</text:p>
          </table:table-cell>
          <table:table-cell table:style-name="ce5" office:value-type="string" calcext:value-type="string">
            <text:p>1-6</text:p>
          </table:table-cell>
        </table:table-row>
        <table:table-row table:style-name="ro2">
          <table:table-cell table:style-name="ce3" office:value-type="float" office:value="5" calcext:value-type="float">
            <text:p>5</text:p>
          </table:table-cell>
          <table:table-cell table:style-name="ce4" office:value-type="string" calcext:value-type="string">
            <text:p>Kill selected voice</text:p>
          </table:table-cell>
          <table:table-cell table:style-name="ce5" office:value-type="string" calcext:value-type="string">
            <text:p>On, Off</text:p>
          </table:table-cell>
        </table:table-row>
        <table:table-row table:style-name="ro2">
          <table:table-cell table:style-name="ce3" office:value-type="float" office:value="6" calcext:value-type="float">
            <text:p>6</text:p>
          </table:table-cell>
          <table:table-cell table:style-name="ce4" office:value-type="string" calcext:value-type="string">
            <text:p>Dump presets</text:p>
          </table:table-cell>
          <table:table-cell table:style-name="ce5" office:value-type="string" calcext:value-type="string">
            <text:p>-</text:p>
          </table:table-cell>
        </table:table-row>
        <table:table-row table:style-name="ro2">
          <table:table-cell table:style-name="ce3" office:value-type="float" office:value="7" calcext:value-type="float">
            <text:p>7</text:p>
          </table:table-cell>
          <table:table-cell table:style-name="ce4" office:value-type="string" calcext:value-type="string">
            <text:p>Set basic saw patch</text:p>
          </table:table-cell>
          <table:table-cell table:style-name="ce5" office:value-type="string" calcext:value-type="string">
            <text:p>-</text:p>
          </table:table-cell>
        </table:table-row>
        <table:table-row table:style-name="ro2">
          <table:table-cell table:style-name="ce3" office:value-type="float" office:value="8" calcext:value-type="float">
            <text:p>8</text:p>
          </table:table-cell>
          <table:table-cell table:style-name="ce4" office:value-type="string" calcext:value-type="string">
            <text:p>Sync source</text:p>
          </table:table-cell>
          <table:table-cell table:style-name="ce5" office:value-type="string" calcext:value-type="string">
            <text:p>Internal, MIDI, Tape</text:p>
          </table:table-cell>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17:09:56.297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727cm"/>
    </style:style>
    <style:style style:name="co2" style:family="table-column">
      <style:table-column-properties fo:break-before="auto" style:column-width="2.106cm"/>
    </style:style>
    <style:style style:name="co3" style:family="table-column">
      <style:table-column-properties fo:break-before="auto" style:column-width="1.526cm"/>
    </style:style>
    <style:style style:name="co4" style:family="table-column">
      <style:table-column-properties fo:break-before="auto" style:column-width="1.769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ackground-color="#000080" fo:border="0.06pt solid #000000"/>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able-cell-properties fo:border="0.06pt solid #000000"/>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3" style:family="table-cell" style:parent-style-name="Default">
      <style:table-cell-properties fo:border="0.06pt solid #000000"/>
      <style:text-properties style:font-name="Arial"/>
    </style:style>
    <style:style style:name="ce4" style:family="table-cell" style:parent-style-name="Default">
      <style:table-cell-properties fo:background-color="#000080" style:text-align-source="fix" style:repeat-content="false" fo:border="0.06pt solid #000000"/>
      <style:paragraph-properties fo:text-align="center"/>
      <style:text-properties fo:color="#ffffff"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5" style:family="table-cell" style:parent-style-name="Default">
      <style:table-cell-properties style:text-align-source="fix" style:repeat-content="false" fo:border="0.06pt solid #000000"/>
      <style:paragraph-properties fo:text-align="center"/>
      <style:text-properties fo:color="#000000" style:text-outline="false" style:text-line-through-style="none" style:text-line-through-type="none" style:font-name="Arial" fo:font-size="10pt" fo:language="en" fo:country="GB"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office:automatic-styles>
  <office:body>
    <office:spreadsheet>
      <table:table table:name="Sheet1" table:style-name="ta1">
        <table:table-column table:style-name="co1" table:default-cell-style-name="ce2"/>
        <table:table-column table:style-name="co2" table:default-cell-style-name="ce5"/>
        <table:table-column table:style-name="co3" table:default-cell-style-name="ce5"/>
        <table:table-column table:style-name="co4" table:default-cell-style-name="ce5"/>
        <table:table-row table:style-name="ro1">
          <table:table-cell table:style-name="ce1" office:value-type="string" calcext:value-type="string">
            <text:p>Parameter</text:p>
          </table:table-cell>
          <table:table-cell table:style-name="ce4" office:value-type="string" calcext:value-type="string">
            <text:p>Type</text:p>
          </table:table-cell>
          <table:table-cell table:style-name="ce4" office:value-type="string" calcext:value-type="string">
            <text:p>Coarse</text:p>
          </table:table-cell>
          <table:table-cell table:style-name="ce4" office:value-type="string" calcext:value-type="string">
            <text:p>Fine</text:p>
          </table:table-cell>
        </table:table-row>
        <table:table-row table:style-name="ro1">
          <table:table-cell office:value-type="string" calcext:value-type="string">
            <text:p>Osc A Frequency</text:p>
          </table:table-cell>
          <table:table-cell office:value-type="string" calcext:value-type="string">
            <text:p>Continuous</text:p>
          </table:table-cell>
          <table:table-cell office:value-type="float" office:value="16" calcext:value-type="float">
            <text:p>16</text:p>
          </table:table-cell>
          <table:table-cell office:value-type="float" office:value="80" calcext:value-type="float">
            <text:p>80</text:p>
          </table:table-cell>
        </table:table-row>
        <table:table-row table:style-name="ro1">
          <table:table-cell office:value-type="string" calcext:value-type="string">
            <text:p>Osc A Volume</text:p>
          </table:table-cell>
          <table:table-cell office:value-type="string" calcext:value-type="string">
            <text:p>Continuous</text:p>
          </table:table-cell>
          <table:table-cell office:value-type="float" office:value="17" calcext:value-type="float">
            <text:p>17</text:p>
          </table:table-cell>
          <table:table-cell office:value-type="float" office:value="81" calcext:value-type="float">
            <text:p>81</text:p>
          </table:table-cell>
        </table:table-row>
        <table:table-row table:style-name="ro1">
          <table:table-cell office:value-type="string" calcext:value-type="string">
            <text:p>Osc A Pulse Width</text:p>
          </table:table-cell>
          <table:table-cell office:value-type="string" calcext:value-type="string">
            <text:p>Continuous</text:p>
          </table:table-cell>
          <table:table-cell office:value-type="float" office:value="18" calcext:value-type="float">
            <text:p>18</text:p>
          </table:table-cell>
          <table:table-cell office:value-type="float" office:value="82" calcext:value-type="float">
            <text:p>82</text:p>
          </table:table-cell>
        </table:table-row>
        <table:table-row table:style-name="ro1">
          <table:table-cell office:value-type="string" calcext:value-type="string">
            <text:p>Osc B Frequency</text:p>
          </table:table-cell>
          <table:table-cell office:value-type="string" calcext:value-type="string">
            <text:p>Continuous</text:p>
          </table:table-cell>
          <table:table-cell office:value-type="float" office:value="19" calcext:value-type="float">
            <text:p>19</text:p>
          </table:table-cell>
          <table:table-cell office:value-type="float" office:value="83" calcext:value-type="float">
            <text:p>83</text:p>
          </table:table-cell>
        </table:table-row>
        <table:table-row table:style-name="ro1">
          <table:table-cell office:value-type="string" calcext:value-type="string">
            <text:p>Osc B Volume</text:p>
          </table:table-cell>
          <table:table-cell office:value-type="string" calcext:value-type="string">
            <text:p>Continuous</text:p>
          </table:table-cell>
          <table:table-cell office:value-type="float" office:value="20" calcext:value-type="float">
            <text:p>20</text:p>
          </table:table-cell>
          <table:table-cell office:value-type="float" office:value="84" calcext:value-type="float">
            <text:p>84</text:p>
          </table:table-cell>
        </table:table-row>
        <table:table-row table:style-name="ro1">
          <table:table-cell office:value-type="string" calcext:value-type="string">
            <text:p>Osc B Pulse Width</text:p>
          </table:table-cell>
          <table:table-cell office:value-type="string" calcext:value-type="string">
            <text:p>Continuous</text:p>
          </table:table-cell>
          <table:table-cell office:value-type="float" office:value="21" calcext:value-type="float">
            <text:p>21</text:p>
          </table:table-cell>
          <table:table-cell office:value-type="float" office:value="85" calcext:value-type="float">
            <text:p>85</text:p>
          </table:table-cell>
        </table:table-row>
        <table:table-row table:style-name="ro1">
          <table:table-cell office:value-type="string" calcext:value-type="string">
            <text:p>Osc B Fine</text:p>
          </table:table-cell>
          <table:table-cell office:value-type="string" calcext:value-type="string">
            <text:p>Continuous</text:p>
          </table:table-cell>
          <table:table-cell office:value-type="float" office:value="22" calcext:value-type="float">
            <text:p>22</text:p>
          </table:table-cell>
          <table:table-cell office:value-type="float" office:value="86" calcext:value-type="float">
            <text:p>86</text:p>
          </table:table-cell>
        </table:table-row>
        <table:table-row table:style-name="ro1">
          <table:table-cell office:value-type="string" calcext:value-type="string">
            <text:p>Cutoff</text:p>
          </table:table-cell>
          <table:table-cell office:value-type="string" calcext:value-type="string">
            <text:p>Continuous</text:p>
          </table:table-cell>
          <table:table-cell office:value-type="float" office:value="23" calcext:value-type="float">
            <text:p>23</text:p>
          </table:table-cell>
          <table:table-cell office:value-type="float" office:value="87" calcext:value-type="float">
            <text:p>87</text:p>
          </table:table-cell>
        </table:table-row>
        <table:table-row table:style-name="ro1">
          <table:table-cell office:value-type="string" calcext:value-type="string">
            <text:p>Resonance </text:p>
          </table:table-cell>
          <table:table-cell office:value-type="string" calcext:value-type="string">
            <text:p>Continuous</text:p>
          </table:table-cell>
          <table:table-cell office:value-type="float" office:value="24" calcext:value-type="float">
            <text:p>24</text:p>
          </table:table-cell>
          <table:table-cell office:value-type="float" office:value="88" calcext:value-type="float">
            <text:p>88</text:p>
          </table:table-cell>
        </table:table-row>
        <table:table-row table:style-name="ro1">
          <table:table-cell office:value-type="string" calcext:value-type="string">
            <text:p>Filter Envelope Amount</text:p>
          </table:table-cell>
          <table:table-cell office:value-type="string" calcext:value-type="string">
            <text:p>Continuous</text:p>
          </table:table-cell>
          <table:table-cell office:value-type="float" office:value="25" calcext:value-type="float">
            <text:p>25</text:p>
          </table:table-cell>
          <table:table-cell office:value-type="float" office:value="89" calcext:value-type="float">
            <text:p>89</text:p>
          </table:table-cell>
        </table:table-row>
        <table:table-row table:style-name="ro1">
          <table:table-cell office:value-type="string" calcext:value-type="string">
            <text:p>Filter Release</text:p>
          </table:table-cell>
          <table:table-cell office:value-type="string" calcext:value-type="string">
            <text:p>Continuous</text:p>
          </table:table-cell>
          <table:table-cell office:value-type="float" office:value="26" calcext:value-type="float">
            <text:p>26</text:p>
          </table:table-cell>
          <table:table-cell office:value-type="float" office:value="90" calcext:value-type="float">
            <text:p>90</text:p>
          </table:table-cell>
        </table:table-row>
        <table:table-row table:style-name="ro1">
          <table:table-cell office:value-type="string" calcext:value-type="string">
            <text:p>Filter Sustain</text:p>
          </table:table-cell>
          <table:table-cell office:value-type="string" calcext:value-type="string">
            <text:p>Continuous</text:p>
          </table:table-cell>
          <table:table-cell office:value-type="float" office:value="27" calcext:value-type="float">
            <text:p>27</text:p>
          </table:table-cell>
          <table:table-cell office:value-type="float" office:value="91" calcext:value-type="float">
            <text:p>91</text:p>
          </table:table-cell>
        </table:table-row>
        <table:table-row table:style-name="ro1">
          <table:table-cell office:value-type="string" calcext:value-type="string">
            <text:p>Filter Decay</text:p>
          </table:table-cell>
          <table:table-cell office:value-type="string" calcext:value-type="string">
            <text:p>Continuous</text:p>
          </table:table-cell>
          <table:table-cell office:value-type="float" office:value="28" calcext:value-type="float">
            <text:p>28</text:p>
          </table:table-cell>
          <table:table-cell office:value-type="float" office:value="92" calcext:value-type="float">
            <text:p>92</text:p>
          </table:table-cell>
        </table:table-row>
        <table:table-row table:style-name="ro1">
          <table:table-cell office:value-type="string" calcext:value-type="string">
            <text:p>Filter Attack</text:p>
          </table:table-cell>
          <table:table-cell office:value-type="string" calcext:value-type="string">
            <text:p>Continuous</text:p>
          </table:table-cell>
          <table:table-cell office:value-type="float" office:value="29" calcext:value-type="float">
            <text:p>29</text:p>
          </table:table-cell>
          <table:table-cell office:value-type="float" office:value="93" calcext:value-type="float">
            <text:p>93</text:p>
          </table:table-cell>
        </table:table-row>
        <table:table-row table:style-name="ro1">
          <table:table-cell office:value-type="string" calcext:value-type="string">
            <text:p>Amp Release</text:p>
          </table:table-cell>
          <table:table-cell office:value-type="string" calcext:value-type="string">
            <text:p>Continuous</text:p>
          </table:table-cell>
          <table:table-cell office:value-type="float" office:value="30" calcext:value-type="float">
            <text:p>30</text:p>
          </table:table-cell>
          <table:table-cell office:value-type="float" office:value="94" calcext:value-type="float">
            <text:p>94</text:p>
          </table:table-cell>
        </table:table-row>
        <table:table-row table:style-name="ro1">
          <table:table-cell office:value-type="string" calcext:value-type="string">
            <text:p>Amp Sustain</text:p>
          </table:table-cell>
          <table:table-cell office:value-type="string" calcext:value-type="string">
            <text:p>Continuous</text:p>
          </table:table-cell>
          <table:table-cell office:value-type="float" office:value="31" calcext:value-type="float">
            <text:p>31</text:p>
          </table:table-cell>
          <table:table-cell office:value-type="float" office:value="95" calcext:value-type="float">
            <text:p>95</text:p>
          </table:table-cell>
        </table:table-row>
        <table:table-row table:style-name="ro1">
          <table:table-cell office:value-type="string" calcext:value-type="string">
            <text:p>Amp Decay</text:p>
          </table:table-cell>
          <table:table-cell office:value-type="string" calcext:value-type="string">
            <text:p>Continuous</text:p>
          </table:table-cell>
          <table:table-cell office:value-type="float" office:value="32" calcext:value-type="float">
            <text:p>32</text:p>
          </table:table-cell>
          <table:table-cell office:value-type="float" office:value="96" calcext:value-type="float">
            <text:p>96</text:p>
          </table:table-cell>
        </table:table-row>
        <table:table-row table:style-name="ro1">
          <table:table-cell office:value-type="string" calcext:value-type="string">
            <text:p>Amp Attack</text:p>
          </table:table-cell>
          <table:table-cell office:value-type="string" calcext:value-type="string">
            <text:p>Continuous</text:p>
          </table:table-cell>
          <table:table-cell office:value-type="float" office:value="33" calcext:value-type="float">
            <text:p>33</text:p>
          </table:table-cell>
          <table:table-cell office:value-type="float" office:value="97" calcext:value-type="float">
            <text:p>97</text:p>
          </table:table-cell>
        </table:table-row>
        <table:table-row table:style-name="ro1">
          <table:table-cell office:value-type="string" calcext:value-type="string">
            <text:p>Poly Mod Filter Amount</text:p>
          </table:table-cell>
          <table:table-cell office:value-type="string" calcext:value-type="string">
            <text:p>Continuous</text:p>
          </table:table-cell>
          <table:table-cell office:value-type="float" office:value="34" calcext:value-type="float">
            <text:p>34</text:p>
          </table:table-cell>
          <table:table-cell office:value-type="float" office:value="98" calcext:value-type="float">
            <text:p>98</text:p>
          </table:table-cell>
        </table:table-row>
        <table:table-row table:style-name="ro1">
          <table:table-cell office:value-type="string" calcext:value-type="string">
            <text:p>Poly Mod Osc B Amount</text:p>
          </table:table-cell>
          <table:table-cell office:value-type="string" calcext:value-type="string">
            <text:p>Continuous</text:p>
          </table:table-cell>
          <table:table-cell office:value-type="float" office:value="35" calcext:value-type="float">
            <text:p>35</text:p>
          </table:table-cell>
          <table:table-cell office:value-type="float" office:value="99" calcext:value-type="float">
            <text:p>99</text:p>
          </table:table-cell>
        </table:table-row>
        <table:table-row table:style-name="ro1">
          <table:table-cell office:value-type="string" calcext:value-type="string">
            <text:p>LFO Frequency</text:p>
          </table:table-cell>
          <table:table-cell office:value-type="string" calcext:value-type="string">
            <text:p>Continuous</text:p>
          </table:table-cell>
          <table:table-cell office:value-type="float" office:value="36" calcext:value-type="float">
            <text:p>36</text:p>
          </table:table-cell>
          <table:table-cell office:value-type="float" office:value="100" calcext:value-type="float">
            <text:p>100</text:p>
          </table:table-cell>
        </table:table-row>
        <table:table-row table:style-name="ro1">
          <table:table-cell office:value-type="string" calcext:value-type="string">
            <text:p>LFO Amount</text:p>
          </table:table-cell>
          <table:table-cell office:value-type="string" calcext:value-type="string">
            <text:p>Continuous</text:p>
          </table:table-cell>
          <table:table-cell office:value-type="float" office:value="37" calcext:value-type="float">
            <text:p>37</text:p>
          </table:table-cell>
          <table:table-cell office:value-type="float" office:value="101" calcext:value-type="float">
            <text:p>101</text:p>
          </table:table-cell>
        </table:table-row>
        <table:table-row table:style-name="ro1">
          <table:table-cell office:value-type="string" calcext:value-type="string">
            <text:p>Glide</text:p>
          </table:table-cell>
          <table:table-cell office:value-type="string" calcext:value-type="string">
            <text:p>Continuous</text:p>
          </table:table-cell>
          <table:table-cell office:value-type="float" office:value="38" calcext:value-type="float">
            <text:p>38</text:p>
          </table:table-cell>
          <table:table-cell office:value-type="float" office:value="102" calcext:value-type="float">
            <text:p>102</text:p>
          </table:table-cell>
        </table:table-row>
        <table:table-row table:style-name="ro1">
          <table:table-cell office:value-type="string" calcext:value-type="string">
            <text:p>Amp Velocity</text:p>
          </table:table-cell>
          <table:table-cell office:value-type="string" calcext:value-type="string">
            <text:p>Continuous</text:p>
          </table:table-cell>
          <table:table-cell office:value-type="float" office:value="39" calcext:value-type="float">
            <text:p>39</text:p>
          </table:table-cell>
          <table:table-cell office:value-type="float" office:value="103" calcext:value-type="float">
            <text:p>103</text:p>
          </table:table-cell>
        </table:table-row>
        <table:table-row table:style-name="ro1">
          <table:table-cell office:value-type="string" calcext:value-type="string">
            <text:p>Filter Velocity</text:p>
          </table:table-cell>
          <table:table-cell office:value-type="string" calcext:value-type="string">
            <text:p>Continuous</text:p>
          </table:table-cell>
          <table:table-cell office:value-type="float" office:value="40" calcext:value-type="float">
            <text:p>40</text:p>
          </table:table-cell>
          <table:table-cell office:value-type="float" office:value="104" calcext:value-type="float">
            <text:p>104</text:p>
          </table:table-cell>
        </table:table-row>
        <table:table-row table:style-name="ro1">
          <table:table-cell office:value-type="string" calcext:value-type="string">
            <text:p>Modulation delay</text:p>
          </table:table-cell>
          <table:table-cell office:value-type="string" calcext:value-type="string">
            <text:p>Continuous</text:p>
          </table:table-cell>
          <table:table-cell office:value-type="float" office:value="41" calcext:value-type="float">
            <text:p>41</text:p>
          </table:table-cell>
          <table:table-cell office:value-type="float" office:value="105" calcext:value-type="float">
            <text:p>105</text:p>
          </table:table-cell>
        </table:table-row>
        <table:table-row table:style-name="ro1">
          <table:table-cell office:value-type="string" calcext:value-type="string">
            <text:p>Vibrato frequency</text:p>
          </table:table-cell>
          <table:table-cell office:value-type="string" calcext:value-type="string">
            <text:p>Continuous</text:p>
          </table:table-cell>
          <table:table-cell office:value-type="float" office:value="42" calcext:value-type="float">
            <text:p>42</text:p>
          </table:table-cell>
          <table:table-cell office:value-type="float" office:value="106" calcext:value-type="float">
            <text:p>106</text:p>
          </table:table-cell>
        </table:table-row>
        <table:table-row table:style-name="ro1">
          <table:table-cell office:value-type="string" calcext:value-type="string">
            <text:p>Vibrato amount</text:p>
          </table:table-cell>
          <table:table-cell office:value-type="string" calcext:value-type="string">
            <text:p>Continuous</text:p>
          </table:table-cell>
          <table:table-cell office:value-type="float" office:value="43" calcext:value-type="float">
            <text:p>43</text:p>
          </table:table-cell>
          <table:table-cell office:value-type="float" office:value="107" calcext:value-type="float">
            <text:p>107</text:p>
          </table:table-cell>
        </table:table-row>
        <table:table-row table:style-name="ro1">
          <table:table-cell office:value-type="string" calcext:value-type="string">
            <text:p>Unison detune</text:p>
          </table:table-cell>
          <table:table-cell office:value-type="string" calcext:value-type="string">
            <text:p>Continuous</text:p>
          </table:table-cell>
          <table:table-cell office:value-type="float" office:value="44" calcext:value-type="float">
            <text:p>44</text:p>
          </table:table-cell>
          <table:table-cell office:value-type="float" office:value="108" calcext:value-type="float">
            <text:p>108</text:p>
          </table:table-cell>
        </table:table-row>
        <table:table-row table:style-name="ro1">
          <table:table-cell office:value-type="string" calcext:value-type="string">
            <text:p>Arpeggiator clock</text:p>
          </table:table-cell>
          <table:table-cell office:value-type="string" calcext:value-type="string">
            <text:p>Continuous</text:p>
          </table:table-cell>
          <table:table-cell office:value-type="float" office:value="45" calcext:value-type="float">
            <text:p>45</text:p>
          </table:table-cell>
          <table:table-cell office:value-type="float" office:value="109" calcext:value-type="float">
            <text:p>109</text:p>
          </table:table-cell>
        </table:table-row>
        <table:table-row table:style-name="ro1">
          <table:table-cell office:value-type="string" calcext:value-type="string">
            <text:p>Osc A Saw</text:p>
          </table:table-cell>
          <table:table-cell office:value-type="string" calcext:value-type="string">
            <text:p>Stepped</text:p>
          </table:table-cell>
          <table:table-cell office:value-type="float" office:value="48" calcext:value-type="float">
            <text:p>48</text:p>
          </table:table-cell>
          <table:table-cell office:value-type="string" calcext:value-type="string">
            <text:p>N/A</text:p>
          </table:table-cell>
        </table:table-row>
        <table:table-row table:style-name="ro1">
          <table:table-cell office:value-type="string" calcext:value-type="string">
            <text:p>Osc A Triangle</text:p>
          </table:table-cell>
          <table:table-cell office:value-type="string" calcext:value-type="string">
            <text:p>Stepped</text:p>
          </table:table-cell>
          <table:table-cell office:value-type="float" office:value="49" calcext:value-type="float">
            <text:p>49</text:p>
          </table:table-cell>
          <table:table-cell office:value-type="string" calcext:value-type="string">
            <text:p>N/A</text:p>
          </table:table-cell>
        </table:table-row>
        <table:table-row table:style-name="ro1">
          <table:table-cell office:value-type="string" calcext:value-type="string">
            <text:p>Osc A Square</text:p>
          </table:table-cell>
          <table:table-cell office:value-type="string" calcext:value-type="string">
            <text:p>Stepped</text:p>
          </table:table-cell>
          <table:table-cell office:value-type="float" office:value="50" calcext:value-type="float">
            <text:p>50</text:p>
          </table:table-cell>
          <table:table-cell office:value-type="string" calcext:value-type="string">
            <text:p>N/A</text:p>
          </table:table-cell>
        </table:table-row>
        <table:table-row table:style-name="ro1">
          <table:table-cell office:value-type="string" calcext:value-type="string">
            <text:p>Osc B Saw</text:p>
          </table:table-cell>
          <table:table-cell office:value-type="string" calcext:value-type="string">
            <text:p>Stepped</text:p>
          </table:table-cell>
          <table:table-cell office:value-type="float" office:value="51" calcext:value-type="float">
            <text:p>51</text:p>
          </table:table-cell>
          <table:table-cell office:value-type="string" calcext:value-type="string">
            <text:p>N/A</text:p>
          </table:table-cell>
        </table:table-row>
        <table:table-row table:style-name="ro1">
          <table:table-cell office:value-type="string" calcext:value-type="string">
            <text:p>Osc B Triangle</text:p>
          </table:table-cell>
          <table:table-cell office:value-type="string" calcext:value-type="string">
            <text:p>Stepped</text:p>
          </table:table-cell>
          <table:table-cell office:value-type="float" office:value="52" calcext:value-type="float">
            <text:p>52</text:p>
          </table:table-cell>
          <table:table-cell office:value-type="string" calcext:value-type="string">
            <text:p>N/A</text:p>
          </table:table-cell>
        </table:table-row>
        <table:table-row table:style-name="ro1">
          <table:table-cell office:value-type="string" calcext:value-type="string">
            <text:p>Osc B Square</text:p>
          </table:table-cell>
          <table:table-cell office:value-type="string" calcext:value-type="string">
            <text:p>Stepped</text:p>
          </table:table-cell>
          <table:table-cell office:value-type="float" office:value="53" calcext:value-type="float">
            <text:p>53</text:p>
          </table:table-cell>
          <table:table-cell office:value-type="string" calcext:value-type="string">
            <text:p>N/A</text:p>
          </table:table-cell>
        </table:table-row>
        <table:table-row table:style-name="ro1">
          <table:table-cell office:value-type="string" calcext:value-type="string">
            <text:p>Sync</text:p>
          </table:table-cell>
          <table:table-cell office:value-type="string" calcext:value-type="string">
            <text:p>Stepped</text:p>
          </table:table-cell>
          <table:table-cell office:value-type="float" office:value="54" calcext:value-type="float">
            <text:p>54</text:p>
          </table:table-cell>
          <table:table-cell office:value-type="string" calcext:value-type="string">
            <text:p>N/A</text:p>
          </table:table-cell>
        </table:table-row>
        <table:table-row table:style-name="ro1">
          <table:table-cell office:value-type="string" calcext:value-type="string">
            <text:p>Poly Mod Oscillator A Destination</text:p>
          </table:table-cell>
          <table:table-cell office:value-type="string" calcext:value-type="string">
            <text:p>Stepped</text:p>
          </table:table-cell>
          <table:table-cell office:value-type="float" office:value="55" calcext:value-type="float">
            <text:p>55</text:p>
          </table:table-cell>
          <table:table-cell office:value-type="string" calcext:value-type="string">
            <text:p>N/A</text:p>
          </table:table-cell>
        </table:table-row>
        <table:table-row table:style-name="ro1">
          <table:table-cell office:value-type="string" calcext:value-type="string">
            <text:p>Poly Mod Filter Destination</text:p>
          </table:table-cell>
          <table:table-cell office:value-type="string" calcext:value-type="string">
            <text:p>Stepped</text:p>
          </table:table-cell>
          <table:table-cell office:value-type="float" office:value="56" calcext:value-type="float">
            <text:p>56</text:p>
          </table:table-cell>
          <table:table-cell office:value-type="string" calcext:value-type="string">
            <text:p>N/A</text:p>
          </table:table-cell>
        </table:table-row>
        <table:table-row table:style-name="ro1">
          <table:table-cell office:value-type="string" calcext:value-type="string">
            <text:p>LFO Shape</text:p>
          </table:table-cell>
          <table:table-cell office:value-type="string" calcext:value-type="string">
            <text:p>Stepped</text:p>
          </table:table-cell>
          <table:table-cell office:value-type="float" office:value="57" calcext:value-type="float">
            <text:p>57</text:p>
          </table:table-cell>
          <table:table-cell office:value-type="string" calcext:value-type="string">
            <text:p>N/A</text:p>
          </table:table-cell>
        </table:table-row>
        <table:table-row table:style-name="ro1">
          <table:table-cell office:value-type="string" calcext:value-type="string">
            <text:p>LFO Speed Range</text:p>
          </table:table-cell>
          <table:table-cell office:value-type="string" calcext:value-type="string">
            <text:p>Stepped</text:p>
          </table:table-cell>
          <table:table-cell office:value-type="float" office:value="58" calcext:value-type="float">
            <text:p>58</text:p>
          </table:table-cell>
          <table:table-cell office:value-type="string" calcext:value-type="string">
            <text:p>N/A</text:p>
          </table:table-cell>
        </table:table-row>
        <table:table-row table:style-name="ro1">
          <table:table-cell office:value-type="string" calcext:value-type="string">
            <text:p>LFO Mode Destination </text:p>
          </table:table-cell>
          <table:table-cell office:value-type="string" calcext:value-type="string">
            <text:p>Stepped</text:p>
          </table:table-cell>
          <table:table-cell office:value-type="float" office:value="59" calcext:value-type="float">
            <text:p>59</text:p>
          </table:table-cell>
          <table:table-cell office:value-type="string" calcext:value-type="string">
            <text:p>N/A</text:p>
          </table:table-cell>
        </table:table-row>
        <table:table-row table:style-name="ro1">
          <table:table-cell office:value-type="string" calcext:value-type="string">
            <text:p>Keyboard Filter Tracking</text:p>
          </table:table-cell>
          <table:table-cell office:value-type="string" calcext:value-type="string">
            <text:p>Stepped</text:p>
          </table:table-cell>
          <table:table-cell office:value-type="float" office:value="60" calcext:value-type="float">
            <text:p>60</text:p>
          </table:table-cell>
          <table:table-cell office:value-type="string" calcext:value-type="string">
            <text:p>N/A</text:p>
          </table:table-cell>
        </table:table-row>
        <table:table-row table:style-name="ro1">
          <table:table-cell office:value-type="string" calcext:value-type="string">
            <text:p>Filter EG Exponential/Linear</text:p>
          </table:table-cell>
          <table:table-cell office:value-type="string" calcext:value-type="string">
            <text:p>Stepped</text:p>
          </table:table-cell>
          <table:table-cell office:value-type="float" office:value="61" calcext:value-type="float">
            <text:p>61</text:p>
          </table:table-cell>
          <table:table-cell office:value-type="string" calcext:value-type="string">
            <text:p>N/A</text:p>
          </table:table-cell>
        </table:table-row>
        <table:table-row table:style-name="ro1">
          <table:table-cell office:value-type="string" calcext:value-type="string">
            <text:p>Filter EG Fast/Slow</text:p>
          </table:table-cell>
          <table:table-cell office:value-type="string" calcext:value-type="string">
            <text:p>Stepped</text:p>
          </table:table-cell>
          <table:table-cell office:value-type="float" office:value="62" calcext:value-type="float">
            <text:p>62</text:p>
          </table:table-cell>
          <table:table-cell office:value-type="string" calcext:value-type="string">
            <text:p>N/A</text:p>
          </table:table-cell>
        </table:table-row>
        <table:table-row table:style-name="ro1">
          <table:table-cell office:value-type="string" calcext:value-type="string">
            <text:p>Amp EG Exponential/Linear</text:p>
          </table:table-cell>
          <table:table-cell office:value-type="string" calcext:value-type="string">
            <text:p>Stepped</text:p>
          </table:table-cell>
          <table:table-cell office:value-type="float" office:value="63" calcext:value-type="float">
            <text:p>63</text:p>
          </table:table-cell>
          <table:table-cell office:value-type="string" calcext:value-type="string">
            <text:p>N/A</text:p>
          </table:table-cell>
        </table:table-row>
        <table:table-row table:style-name="ro1">
          <table:table-cell office:value-type="string" calcext:value-type="string">
            <text:p>Amp EG Fast/Slow</text:p>
          </table:table-cell>
          <table:table-cell office:value-type="string" calcext:value-type="string">
            <text:p>Stepped</text:p>
          </table:table-cell>
          <table:table-cell office:value-type="float" office:value="64" calcext:value-type="float">
            <text:p>64</text:p>
          </table:table-cell>
          <table:table-cell office:value-type="string" calcext:value-type="string">
            <text:p>N/A</text:p>
          </table:table-cell>
        </table:table-row>
        <table:table-row table:style-name="ro1">
          <table:table-cell office:value-type="string" calcext:value-type="string">
            <text:p>Unison</text:p>
          </table:table-cell>
          <table:table-cell office:value-type="string" calcext:value-type="string">
            <text:p>Stepped</text:p>
          </table:table-cell>
          <table:table-cell office:value-type="float" office:value="65" calcext:value-type="float">
            <text:p>65</text:p>
          </table:table-cell>
          <table:table-cell office:value-type="string" calcext:value-type="string">
            <text:p>N/A</text:p>
          </table:table-cell>
        </table:table-row>
        <table:table-row table:style-name="ro1">
          <table:table-cell office:value-type="string" calcext:value-type="string">
            <text:p>Assigner Priority Mode</text:p>
          </table:table-cell>
          <table:table-cell office:value-type="string" calcext:value-type="string">
            <text:p>Stepped</text:p>
          </table:table-cell>
          <table:table-cell office:value-type="float" office:value="66" calcext:value-type="float">
            <text:p>66</text:p>
          </table:table-cell>
          <table:table-cell office:value-type="string" calcext:value-type="string">
            <text:p>N/A</text:p>
          </table:table-cell>
        </table:table-row>
        <table:table-row table:style-name="ro1">
          <table:table-cell table:style-name="ce3" office:value-type="string" calcext:value-type="string">
            <text:p>Pitch bender semitones</text:p>
          </table:table-cell>
          <table:table-cell office:value-type="string" calcext:value-type="string">
            <text:p>Stepped</text:p>
          </table:table-cell>
          <table:table-cell office:value-type="float" office:value="67" calcext:value-type="float">
            <text:p>67</text:p>
          </table:table-cell>
          <table:table-cell office:value-type="string" calcext:value-type="string">
            <text:p>N/A</text:p>
          </table:table-cell>
        </table:table-row>
        <table:table-row table:style-name="ro1">
          <table:table-cell table:style-name="ce3" office:value-type="string" calcext:value-type="string">
            <text:p>Pitch bender target</text:p>
          </table:table-cell>
          <table:table-cell office:value-type="string" calcext:value-type="string">
            <text:p>Stepped</text:p>
          </table:table-cell>
          <table:table-cell office:value-type="float" office:value="68" calcext:value-type="float">
            <text:p>68</text:p>
          </table:table-cell>
          <table:table-cell office:value-type="string" calcext:value-type="string">
            <text:p>N/A</text:p>
          </table:table-cell>
        </table:table-row>
        <table:table-row table:style-name="ro1">
          <table:table-cell table:style-name="ce3" office:value-type="string" calcext:value-type="string">
            <text:p>Modulation wheel range</text:p>
          </table:table-cell>
          <table:table-cell office:value-type="string" calcext:value-type="string">
            <text:p>Stepped</text:p>
          </table:table-cell>
          <table:table-cell office:value-type="float" office:value="69" calcext:value-type="float">
            <text:p>69</text:p>
          </table:table-cell>
          <table:table-cell office:value-type="string" calcext:value-type="string">
            <text:p>N/A</text:p>
          </table:table-cell>
        </table:table-row>
        <table:table-row table:style-name="ro1">
          <table:table-cell table:style-name="ce3" office:value-type="string" calcext:value-type="string">
            <text:p>Osc pitch mode</text:p>
          </table:table-cell>
          <table:table-cell office:value-type="string" calcext:value-type="string">
            <text:p>Stepped</text:p>
          </table:table-cell>
          <table:table-cell office:value-type="float" office:value="70" calcext:value-type="float">
            <text:p>70</text:p>
          </table:table-cell>
          <table:table-cell office:value-type="string" calcext:value-type="string">
            <text:p>N/A</text:p>
          </table:table-cell>
        </table:table-row>
        <table:table-row table:style-name="ro1">
          <table:table-cell table:style-name="ce3" office:value-type="string" calcext:value-type="string">
            <text:p>Modulation wheel target</text:p>
          </table:table-cell>
          <table:table-cell office:value-type="string" calcext:value-type="string">
            <text:p>Stepped</text:p>
          </table:table-cell>
          <table:table-cell office:value-type="float" office:value="71" calcext:value-type="float">
            <text:p>71</text:p>
          </table:table-cell>
          <table:table-cell office:value-type="string" calcext:value-type="string">
            <text:p>N/A</text:p>
          </table:table-cell>
        </table:table-row>
      </table:table>
      <table:named-expressions/>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Liberation Sans" fo:language="en" fo:country="US" style:font-name-asian="Segoe UI"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r" number:country="FR">€</number:currency-symbol>
    </number:currency-style>
    <number:currency-style style:name="N107">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7P0"/>
    </number:currency-style>
    <number:currency-style style:name="N108P0" style:volatile="true">
      <number:number number:decimal-places="2" number:min-integer-digits="1" number:grouping="true"/>
      <number:text> </number:text>
      <number:currency-symbol number:language="fr" number:country="FR">€</number:currency-symbol>
    </number:currency-style>
    <number:currency-style style:name="N108">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8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shadow="none" fo:background-color="transparent" style:writing-mode="lr-tb">
        <style:background-image/>
      </style:page-layout-properties>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style:display="false">
        <text:p><text:sheet-name>???</text:sheet-name></text:p>
      </style:header>
      <style:header-left style:display="false"/>
      <style:footer style:display="false">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5-25">00/00/0000</text:date>, <text:time style:data-style-name="N2" text:time-value="20:32:35.508000000">00:00:00</text:time></text:p>
        </style:region-right>
      </style:header>
      <style:header-left style:display="false"/>
      <style:footer>
        <text:p>Page <text:page-number>1</text:page-number> / <text:page-count>99</text:page-count></text:p>
      </style:footer>
      <style:footer-left style:display="false"/>
    </style:master-page>
  </office:master-styles>
</office:document-styles>
</file>